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4.6846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9437in" fo:break-before="auto" style:use-optimal-row-height="false"/>
    </style:style>
    <style:style style:name="ro22" style:family="table-row">
      <style:table-row-properties style:row-height="0.7252in" fo:break-before="auto" style:use-optimal-row-height="false"/>
    </style:style>
    <style:style style:name="ro23" style:family="table-row">
      <style:table-row-properties style:row-height="1.278in" fo:break-before="auto" style:use-optimal-row-height="false"/>
    </style:style>
    <style:style style:name="ro24" style:family="table-row">
      <style:table-row-properties style:row-height="2.1972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4.8402in" fo:break-before="auto" style:use-optimal-row-height="true"/>
    </style:style>
    <style:style style:name="ro28" style:family="table-row">
      <style:table-row-properties style:row-height="0.3102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4555in" fo:break-before="auto" style:use-optimal-row-height="tru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font-name="Ari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color="#000000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vertical-align="top"/>
      <style:text-properties style:font-name="Arial" fo:font-size="10pt"/>
    </style:style>
    <style:style style:name="ce6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9pt"/>
    </style:style>
    <style:style style:name="ce75" style:family="table-cell" style:parent-style-name="Default">
      <style:text-properties fo:font-size="9pt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6" style:family="table-cell" style:parent-style-name="Default">
      <style:text-properties fo:color="#ff0000" fo:font-size="9pt"/>
    </style:style>
    <style:style style:name="ce157" style:family="table-cell" style:parent-style-name="Default">
      <style:text-properties style:use-window-font-color="true" fo:font-size="9pt"/>
    </style:style>
    <style:style style:name="ce158" style:family="table-cell" style:parent-style-name="Default">
      <style:table-cell-properties fo:border="0.0008in solid #000000"/>
      <style:text-properties style:use-window-font-color="true" fo:font-size="9pt"/>
    </style:style>
    <style:style style:name="ce159" style:family="table-cell" style:parent-style-name="Default">
      <style:table-cell-properties fo:border="0.0008in solid #000000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/>
      <style:text-properties fo:color="#ff0000" fo:font-size="9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ext-properties style:font-name="Arial" fo:font-size="10pt"/>
    </style:style>
    <style:style style:name="ce181" style:family="table-cell" style:parent-style-name="Default">
      <style:text-properties fo:color="#000000" style:font-name="Arial" fo:font-size="10pt"/>
    </style:style>
    <style:style style:name="ce182" style:family="table-cell" style:parent-style-name="Default">
      <style:table-cell-properties style:vertical-align="top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fo:background-color="#000080"/>
      <style:text-properties fo:color="#ffffff" fo:font-size="12pt" fo:font-weight="bold"/>
    </style:style>
    <style:style style:name="ce20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54]" office:value-type="float" office:value="51">
            <text:p>51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WCM_CCP-147</text:p>
          </table:table-cell>
          <table:table-cell table:style-name="ce53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53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53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86</text:p>
          </table:table-cell>
          <table:table-cell table:style-name="ce53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8" office:value-type="string">
            <text:p>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84</text:p>
          </table:table-cell>
          <table:table-cell table:style-name="ce53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59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53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7</text:p>
          </table:table-cell>
          <table:table-cell table:style-name="ce53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3</text:p>
          </table:table-cell>
          <table:table-cell table:style-name="ce53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53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53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02</text:p>
          </table:table-cell>
          <table:table-cell table:style-name="ce53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53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53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53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53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54" office:value-type="string">
            <text:p>Check Homepage button on Start bar</text:p>
          </table:table-cell>
          <table:table-cell table:style-name="ce51" office:value-type="string">
            <text:p>WCM-2807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54" office:value-type="string">
            <text:p>WCM-281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WCM-279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1" office:value-type="string">
            <text:p>WCM-281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51" office:value-type="string">
            <text:p>Check when search result exceeds 250</text:p>
          </table:table-cell>
          <table:table-cell table:style-name="ce51" office:value-type="string">
            <text:p>WCM-282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WCM-285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1" office:value-type="string">
            <text:p>WCM-285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1" office:value-type="string">
            <text:p>WCM-284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1" office:value-type="string">
            <text:p>WCM-284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WCM-2856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54" office:value-type="string">
            <text:p>Check when move document contain illegal jcr character</text:p>
          </table:table-cell>
          <table:table-cell table:style-name="ce54" office:value-type="string">
            <text:p>WCM-285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1" office:value-type="string">
            <text:p>WCM-2842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1" office:value-type="string">
            <text:p>WCM-2860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51" office:value-type="string">
            <text:p>Check removing container from page</text:p>
          </table:table-cell>
          <table:table-cell table:style-name="ce51" office:value-type="string">
            <text:p>WCM-282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54" office:value-type="string">
            <text:p>Check Edit CLV in manual mode</text:p>
          </table:table-cell>
          <table:table-cell table:style-name="ce51" office:value-type="string">
            <text:p>WCM-286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3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WCM-2840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WCM-288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WCM-283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1" office:value-type="string">
            <text:p>ALL-41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 table:number-rows-repeated="24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952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952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952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8" office:value-type="string">
            <text:p>Total Main Cases:</text:p>
          </table:table-cell>
          <table:table-cell table:style-name="ce79" table:formula="of:=MAX([.A7:.A935])" office:value-type="float" office:value="25" table:number-columns-spanned="3" table:number-rows-spanned="1">
            <text:p>25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952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5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952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790"/>
        </table:table-row>
        <table:table-row table:style-name="ro1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  <table:table-cell table:number-columns-repeated="769"/>
        </table:table-row>
        <table:table-row table:style-name="ro10">
          <table:table-cell table:style-name="ce62" office:value-type="float" office:value="1">
            <text:p>001</text:p>
          </table:table-cell>
          <table:table-cell table:style-name="ce48" office:value-type="string">
            <text:p>REG_WCM_CCP-1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])" office:value-type="string" office:string-value="WCM/REG_WCM_CCP-147">
            <text:p>WCM/REG_WCM_CCP-147</text:p>
          </table:table-cell>
          <table:table-cell table:style-name="ce90" office:value-type="string">
            <text:p>Can not download an uploaded document in PCV portlet </text:p>
          </table:table-cell>
          <table:table-cell table:style-name="ce91" office:value-type="string">
            <text:p>Step 1: Upload file</text:p>
          </table:table-cell>
          <table:table-cell table:style-name="ce91" office:value-type="string">
            <text:p>- Go to Site Explorer, ACME drive</text:p>
            <text:p>- Upload a file (pdf for example) in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 office:value-type="string">
            <text:p>Upload a file (pdf for example) in a category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table:formula="of:=CONCATENATE(&quot;WCM&quot;;&quot;/&quot;;[.B8])" office:value-type="string" office:string-value="WCM/REG_WCM_CCP-147">
            <text:p>WCM/REG_WCM_CCP-147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91" office:value-type="string">
            <text:p>Step 2: View uploaded file in News page</text:p>
          </table:table-cell>
          <table:table-cell table:style-name="ce91" office:value-type="string">
            <text:p>- Choose News page on ACME site</text:p>
            <text:p><text:span text:style-name="T2">- Select category to view the uploaded file before</text:span></text:p>
            <text:p><text:span text:style-name="T2">- Click to open the previously uploaded document</text:span></text:p>
            <text:p><text:span text:style-name="T2">- Click Download this file link</text:span></text:p>
          </table:table-cell>
          <table:table-cell table:style-name="ce122" office:value-type="string">
            <text:p>Down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34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9])" office:value-type="string" office:string-value="WCM/REG_WCM_CCP-346">
            <text:p>WCM/REG_WCM_CCP-346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1" office:value-type="string">
            <text:p>Step 1: Create a free layout web content</text:p>
          </table:table-cell>
          <table:table-cell table:style-name="ce91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1" office:value-type="string">
            <text:p>New Free layout web content is crea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 office:value-type="string">
            <text:p>After step 6: go to /classic/home ==&gt; old content is shown instead of new one (in edit mode you can see the new content)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table:formula="of:=CONCATENATE(&quot;WCM&quot;;&quot;/&quot;;[.B10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1" office:value-type="string">
            <text:p>Changes are sav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6" table:formula="of:=CONCATENATE(&quot;WCM&quot;;&quot;/&quot;;[.B11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3: Edit status to publish</text:p>
          </table:table-cell>
          <table:table-cell table:style-name="ce91" office:value-type="string">
            <text:p>- Click Manage Publication from Action bar</text:p>
            <text:p>- Click Live to change status</text:p>
          </table:table-cell>
          <table:table-cell table:style-name="ce91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6" table:formula="of:=CONCATENATE(&quot;WCM&quot;;&quot;/&quot;;[.B12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4: Add node to a page (/classic/home for example)</text:p>
          </table:table-cell>
          <table:table-cell table:style-name="ce91" office:value-type="string">
            <text:p>- Choose Publication Pages tab</text:p>
            <text:p>- Select page from left pane then click → button</text:p>
          </table:table-cell>
          <table:table-cell table:style-name="ce91" office:value-type="string">
            <text:p>Path of selected page is displayed in right pane &amp; the web content is displayed in selected p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table:formula="of:=CONCATENATE(&quot;WCM&quot;;&quot;/&quot;;[.B13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5: Edit content again</text:p>
          </table:table-cell>
          <table:table-cell table:style-name="ce91" office:value-type="string">
            <text:p>In Site Explorer: edit content of above web content</text:p>
          </table:table-cell>
          <table:table-cell table:style-name="ce91" office:value-type="string">
            <text:p>Changes is saved (status of current version is draft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6" table:formula="of:=CONCATENATE(&quot;WCM&quot;;&quot;/&quot;;[.B14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6: Publish the node again</text:p>
          </table:table-cell>
          <table:table-cell table:style-name="ce91" office:value-type="string">
            <text:p>In SIte Explorer:</text:p>
            <text:p>- Click Manage Publication</text:p>
            <text:p>- Click Live to change status</text:p>
          </table:table-cell>
          <table:table-cell table:style-name="ce91" office:value-type="string">
            <text:p>go to /classic/home: the content is updated with the new edited (both view/edit mode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2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REG_WCM_CCP-345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15])" office:value-type="string" office:string-value="WCM/REG_WCM_CCP-345">
            <text:p>WCM/REG_WCM_CCP-345</text:p>
          </table:table-cell>
          <table:table-cell table:style-name="ce90" office:value-type="string">
            <text:p>Cache &amp; Categories with publication errors </text:p>
          </table:table-cell>
          <table:table-cell table:style-name="ce91" office:value-type="string">
            <text:p>Step 1: Create web content</text:p>
          </table:table-cell>
          <table:table-cell table:style-name="ce91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91" office:value-type="string">
            <text:p>Create new web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office:value-type="string">
            <text:p>Currently at step 8 the change in the web content is not updated (display the old content)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table:formula="of:=CONCATENATE(&quot;WCM&quot;;&quot;/&quot;;[.B16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then change content of new added web content</text:p>
          </table:table-cell>
          <table:table-cell table:style-name="ce91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6" table:formula="of:=CONCATENATE(&quot;WCM&quot;;&quot;/&quot;;[.B17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3: Public node</text:p>
          </table:table-cell>
          <table:table-cell table:style-name="ce91" office:value-type="string">
            <text:p>go to manage publications and choose States and versions based publication: make the node published</text:p>
          </table:table-cell>
          <table:table-cell table:style-name="ce91" office:value-type="string">
            <text:p>Public nod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6" table:formula="of:=CONCATENATE(&quot;WCM&quot;;&quot;/&quot;;[.B18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4: Add reference</text:p>
          </table:table-cell>
          <table:table-cell table:style-name="ce91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1" office:value-type="string">
            <text:p>Selected taxonomies are listed in Referenced categories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6" table:formula="of:=CONCATENATE(&quot;WCM&quot;;&quot;/&quot;;[.B19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5: View added content</text:p>
          </table:table-cell>
          <table:table-cell table:style-name="ce91" office:value-type="string">
            <text:p>- Choose News page in acme site</text:p>
            <text:p>- Click World </text:p>
            <text:p>(do not open other categories)</text:p>
          </table:table-cell>
          <table:table-cell table:style-name="ce135" office:value-type="string">
            <text:p>the node test exist: open it : content 0000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table:formula="of:=CONCATENATE(&quot;WCM&quot;;&quot;/&quot;;[.B20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6: Edit content of web content</text:p>
          </table:table-cell>
          <table:table-cell table:style-name="ce91" office:value-type="string">
            <text:p>- Go to Public drive</text:p>
            <text:p>- Edit added web content above (change the content) 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6" table:formula="of:=CONCATENATE(&quot;WCM&quot;;&quot;/&quot;;[.B21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7: Publish edited content</text:p>
          </table:table-cell>
          <table:table-cell table:style-name="ce91" office:value-type="string">
            <text:p>- Click Manage Publication &amp; Click State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0" office:value-type="string">
            <text:p>REG_WCM_CCP-345</text:p>
          </table:table-cell>
          <table:table-cell table:style-name="ce8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6" table:formula="of:=CONCATENATE(&quot;WCM&quot;;&quot;/&quot;;[.B22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8: Check displaying change of the web content</text:p>
          </table:table-cell>
          <table:table-cell table:style-name="ce91" office:value-type="string">
            <text:p>- Go to News page in acme site &amp; choose World category</text:p>
            <text:p>- Open the web content from right pane</text:p>
          </table:table-cell>
          <table:table-cell table:style-name="ce91" office:value-type="string">
            <text:p>The web content details is shown with new changes in content (new content is updated in other category)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table:number-columns-repeated="2"/>
          <table:table-cell table:style-name="ce174" table:number-columns-repeated="235"/>
          <table:table-cell table:style-name="ce181" table:number-columns-repeated="9"/>
          <table:table-cell table:style-name="ce183" table:number-columns-repeated="768"/>
        </table:table-row>
        <table:table-row table:style-name="ro11">
          <table:table-cell table:style-name="ce6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REG_WCM_CCP-38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3])" office:value-type="string" office:string-value="WCM/REG_WCM_CCP-386">
            <text:p>WCM/REG_WCM_CCP-386</text:p>
          </table:table-cell>
          <table:table-cell table:style-name="ce90" office:value-type="string">
            <text:p>Check if Newsletter mail's validator allows a multiple domain names in address mail </text:p>
          </table:table-cell>
          <table:table-cell table:style-name="ce91" office:value-type="string">
            <text:p>Step 1: Show Newsletters page</text:p>
          </table:table-cell>
          <table:table-cell table:style-name="ce121" office:value-type="string">
            <text:p>Go to Acme-&gt;newsletters</text:p>
          </table:table-cell>
          <table:table-cell table:style-name="ce136" office:value-type="string">
            <text:p>Newsletters page is shown correct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 office:value-type="string">
            <text:p/>
            <text:p/>
            <text:p>A Popup appears with Email address is invalid! message.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8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6" table:formula="of:=CONCATENATE(&quot;WCM&quot;;&quot;/&quot;;[.B24])" office:value-type="string" office:string-value="WCM/REG_WCM_CCP-386">
            <text:p>WCM/REG_WCM_CCP-386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91" office:value-type="string">
            <text:p>Step 2: Subscribe mail</text:p>
          </table:table-cell>
          <table:table-cell table:style-name="ce121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6" office:value-type="string">
            <text:p>Show popup alert subscribe mail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8">
          <table:table-cell table:style-name="ce63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REG_WCM_CCP-329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5])" office:value-type="string" office:string-value="WCM/REG_WCM_CCP-329">
            <text:p>WCM/REG_WCM_CCP-329</text:p>
          </table:table-cell>
          <table:table-cell table:style-name="ce90" office:value-type="string">
            <text:p>Check when publish content after image resize with Shift button pressed </text:p>
          </table:table-cell>
          <table:table-cell table:style-name="ce91" office:value-type="string">
            <text:p>Step 1: Create new content with image</text:p>
          </table:table-cell>
          <table:table-cell table:style-name="ce122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2" office:value-type="string">
            <text:p>New web content added with im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 office:value-type="string">
            <text:p>IE 7 crash when publishing content after image resize with Shift button pressed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8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table:formula="of:=CONCATENATE(&quot;WCM&quot;;&quot;/&quot;;[.B26])" office:value-type="string" office:string-value="WCM/REG_WCM_CCP-329">
            <text:p>WCM/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91" office:value-type="string">
            <text:p>Step 2: Resize the image</text:p>
          </table:table-cell>
          <table:table-cell table:style-name="ce122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2" office:value-type="string">
            <text:p>The image in the content is resiz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REG_WCM_CCP-38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7])" office:value-type="string" office:string-value="WCM/REG_WCM_CCP-384">
            <text:p>WCM/REG_WCM_CCP-384</text:p>
          </table:table-cell>
          <table:table-cell table:style-name="ce90" office:value-type="string">
            <text:p>Label categories are not traduced in clv edition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Go to Language Setting &amp; select 1 language to display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 office:value-type="string">
            <text:p>Categories' labels are not translated in CLV edition: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6" table:formula="of:=CONCATENATE(&quot;WCM&quot;;&quot;/&quot;;[.B28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2: Show CLV config form</text:p>
          </table:table-cell>
          <table:table-cell table:style-name="ce91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1" office:value-type="string">
            <text:p>CLV config form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6" table:formula="of:=CONCATENATE(&quot;WCM&quot;;&quot;/&quot;;[.B29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3: Check displaying label in new selected language</text:p>
          </table:table-cell>
          <table:table-cell table:style-name="ce91" office:value-type="string">
            <text:p>- Choose Manual mode then click + icon to Select folder part</text:p>
          </table:table-cell>
          <table:table-cell table:style-name="ce91" office:value-type="string">
            <text:p>The every label is well translat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7">
          <table:table-cell table:style-name="ce63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REG_WCM_CCP-2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0])" office:value-type="string" office:string-value="WCM/REG_WCM_CCP-247">
            <text:p>WCM/REG_WCM_CCP-247</text:p>
          </table:table-cell>
          <table:table-cell table:style-name="ce90" office:value-type="string">
            <text:p>Check viewing localised content</text:p>
          </table:table-cell>
          <table:table-cell table:style-name="ce91" office:value-type="string">
            <text:p>Step 1: Add view into Site Explorer</text:p>
          </table:table-cell>
          <table:table-cell table:style-name="ce122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2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</table:table-cell>
          <table:table-cell table:style-name="ce163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6" table:formula="of:=CONCATENATE(&quot;WCM&quot;;&quot;/&quot;;[.B31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2: Add content</text:p>
          </table:table-cell>
          <table:table-cell table:style-name="ce122" office:value-type="string">
            <text:p>Go to Site Explorer -&gt; Sites Management under /acme create new content</text:p>
          </table:table-cell>
          <table:table-cell table:style-name="ce122" office:value-type="string">
            <text:p>Add new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8">
          <table:table-cell table:style-name="ce6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6" table:formula="of:=CONCATENATE(&quot;WCM&quot;;&quot;/&quot;;[.B32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3: Set localize for added content</text:p>
          </table:table-cell>
          <table:table-cell table:style-name="ce122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2" office:value-type="string">
            <text:p>New added language is listed in Language drop down list in View Language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0" office:value-type="string">
            <text:p>REG_WCM_CCP-247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6" table:formula="of:=CONCATENATE(&quot;WCM&quot;;&quot;/&quot;;[.B33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4: View content in new <text:s/>language</text:p>
          </table:table-cell>
          <table:table-cell table:style-name="ce122" office:value-type="string">
            <text:p>- Choose new added language from list then click View</text:p>
          </table:table-cell>
          <table:table-cell table:style-name="ce122" office:value-type="string">
            <text:p>The content is display well in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 table:number-columns-repeated="2"/>
          <table:table-cell table:style-name="ce165"/>
          <table:table-cell table:style-name="ce174" table:number-columns-repeated="234"/>
          <table:table-cell table:style-name="ce181" table:number-columns-repeated="9"/>
          <table:table-cell table:style-name="ce183" table:number-columns-repeated="768"/>
        </table:table-row>
        <table:table-row table:style-name="ro19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REG_WCM_CCP-37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4])" office:value-type="string" office:string-value="WCM/REG_WCM_CCP-377">
            <text:p>WCM/REG_WCM_CCP-377</text:p>
          </table:table-cell>
          <table:table-cell table:style-name="ce90" office:value-type="string">
            <text:p>Check translation of results' number after search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6" table:formula="of:=CONCATENATE(&quot;WCM&quot;;&quot;/&quot;;[.B35])" office:value-type="string" office:string-value="WCM/REG_WCM_CCP-377">
            <text:p>WCM/REG_WCM_CCP-377</text:p>
          </table:table-cell>
          <table:table-cell table:style-name="ce91" office:value-type="string">
            <text:p>Check translation of results' number after search </text:p>
          </table:table-cell>
          <table:table-cell table:style-name="ce91" office:value-type="string">
            <text:p>Step 2: Search</text:p>
          </table:table-cell>
          <table:table-cell table:style-name="ce121" office:value-type="string">
            <text:p>Make a search which results take many pages by input text into quick search textbox &amp; enter</text:p>
          </table:table-cell>
          <table:table-cell table:style-name="ce91" office:value-type="string">
            <text:p>The message at right top is correctly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3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REG_WCM_CCP-37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6])" office:value-type="string" office:string-value="WCM/REG_WCM_CCP-373">
            <text:p>WCM/REG_WCM_CCP-373</text:p>
          </table:table-cell>
          <table:table-cell table:style-name="ce90" office:value-type="string">
            <text:p>Search result - wrong traduction when there's no result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6" table:formula="of:=CONCATENATE(&quot;WCM&quot;;&quot;/&quot;;[.B37])" office:value-type="string" office:string-value="WCM/REG_WCM_CCP-373">
            <text:p>WCM/REG_WCM_CCP-373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91" office:value-type="string">
            <text:p>Step 2: Search</text:p>
          </table:table-cell>
          <table:table-cell table:style-name="ce91" office:value-type="string">
            <text:p>Make a search that return no result</text:p>
          </table:table-cell>
          <table:table-cell table:style-name="ce91" office:value-type="string">
            <text:p>Message is display correctly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REG_WCM_CCP-37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8])" office:value-type="string" office:string-value="WCM/REG_WCM_CCP-374">
            <text:p>WCM/REG_WCM_CCP-374</text:p>
          </table:table-cell>
          <table:table-cell table:style-name="ce90" office:value-type="string">
            <text:p>Check translation of label in the “Form Generator” portlet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 office:value-type="string">
            <text:p>The title of the tab should be "Constructeur de formulaire" instead of "Formulaire de constructeur".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80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6" table:formula="of:=CONCATENATE(&quot;WCM&quot;;&quot;/&quot;;[.B39])" office:value-type="string" office:string-value="WCM/REG_WCM_CCP-374">
            <text:p>WCM/REG_WCM_CCP-374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91" office:value-type="string">
            <text:p>Step 2: Show “Form Generator” portlet</text:p>
          </table:table-cell>
          <table:table-cell table:style-name="ce91" office:value-type="string">
            <text:p>Go to Groups → Form Generator</text:p>
          </table:table-cell>
          <table:table-cell table:style-name="ce136" office:value-type="string">
            <text:p>The labels are well translated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1">
          <table:table-cell table:style-name="ce63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REG_WCM_CCP-300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0])" office:value-type="string" office:string-value="WCM/REG_WCM_CCP-300">
            <text:p>WCM/REG_WCM_CCP-300</text:p>
          </table:table-cell>
          <table:table-cell table:style-name="ce90" office:value-type="string">
            <text:p>Mistakes in french internationalization</text:p>
          </table:table-cell>
          <table:table-cell table:style-name="ce91" office:value-type="string">
            <text:p>Step 1: Check translation of label in some forms when add new SCV</text:p>
          </table:table-cell>
          <table:table-cell table:style-name="ce122" office:value-type="string">
            <text:p>- Go to Language Setting then select a language to display</text:p>
            <text:p>- Go to Site Editor --&gt; Add content</text:p>
          </table:table-cell>
          <table:table-cell table:style-name="ce122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6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2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6" table:formula="of:=CONCATENATE(&quot;WCM&quot;;&quot;/&quot;;[.B41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2: Check translation of label in Add new subscription form (Newsletter)</text:p>
          </table:table-cell>
          <table:table-cell table:style-name="ce122" office:value-type="string">
            <text:p>- Go to Newsletter Manager</text:p>
            <text:p>- Click New subscription</text:p>
          </table:table-cell>
          <table:table-cell table:style-name="ce122" office:value-type="string">
            <text:p>Add new subscription form is shown with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3">
          <table:table-cell table:style-name="ce6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6" table:formula="of:=CONCATENATE(&quot;WCM&quot;;&quot;/&quot;;[.B42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3: Check translation of label in Add new letter form</text:p>
          </table:table-cell>
          <table:table-cell table:style-name="ce122" office:value-type="string">
            <text:p><text:span text:style-name="T3">- Go to Newsletter Manager</text:span></text:p>
            <text:p><text:span text:style-name="T3">- Click Newsletter</text:span></text:p>
          </table:table-cell>
          <table:table-cell table:style-name="ce122" office:value-type="string">
            <text:p>Add new letter form is shown with all label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4">
          <table:table-cell table:style-name="ce63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REG_WCM_CCP-3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3])" office:value-type="string" office:string-value="WCM/REG_WCM_CCP-347">
            <text:p>WCM/REG_WCM_CCP-347</text:p>
          </table:table-cell>
          <table:table-cell table:style-name="ce90" office:value-type="string">
            <text:p>Check <text:s/>Sorting Mechanism </text:p>
          </table:table-cell>
          <table:table-cell table:style-name="ce91" office:value-type="string">
            <text:p>Step 1: Create node</text:p>
          </table:table-cell>
          <table:table-cell table:style-name="ce91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6" office:value-type="string">
            <text:p>Creat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7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6" table:formula="of:=CONCATENATE(&quot;WCM&quot;;&quot;/&quot;;[.B44])" office:value-type="string" office:string-value="WCM/REG_WCM_CCP-347">
            <text:p>WCM/REG_WCM_CCP-347</text:p>
          </table:table-cell>
          <table:table-cell table:style-name="ce91" office:value-type="string">
            <text:p>Check <text:s/>Sorting Mechanism </text:p>
          </table:table-cell>
          <table:table-cell table:style-name="ce91" office:value-type="string">
            <text:p>Step 2: Sort the list</text:p>
          </table:table-cell>
          <table:table-cell table:style-name="ce91" office:value-type="string">
            <text:p>- Sort the list <text:span text:style-name="T1">(</text:span>by title, date, author, status<text:span text:style-name="T1">)</text:span></text:p>
          </table:table-cell>
          <table:table-cell table:style-name="ce137" office:value-type="string">
            <text:p>Sor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5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30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5])" office:value-type="string" office:string-value="WCM/REG_WCM_CCP-302">
            <text:p>WCM/REG_WCM_CCP-302</text:p>
          </table:table-cell>
          <table:table-cell table:style-name="ce90" office:value-type="string">
            <text:p>Check encoding when display Taxonomy in the CLV categories</text:p>
          </table:table-cell>
          <table:table-cell table:style-name="ce91" office:value-type="string">
            <text:p>Step 1: Add new taxonomy tree</text:p>
          </table:table-cell>
          <table:table-cell table:style-name="ce123" office:value-type="string">
            <text:p><text:span text:style-name="T4">- Go to Site administration.</text:span></text:p>
            <text:p><text:span text:style-name="T4">- Go to Ontologies then Manage Taxonomy Trees.</text:span></text:p>
            <text:p><text:span text:style-name="T4">- Click Edit icon at the line of “acme” </text:span></text:p>
            <text:p><text:span text:style-name="T4">- Click Add to add new taxonomy under the acme with name contains accented character like "prévention".</text:span></text:p>
          </table:table-cell>
          <table:table-cell table:style-name="ce91" office:value-type="string">
            <text:p>Create new taxonomy tre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 office:value-type="string">
            <text:p>Currently display error of the header at step 4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6" table:formula="of:=CONCATENATE(&quot;WCM&quot;;&quot;/&quot;;[.B46])" office:value-type="string" office:string-value="WCM/REG_WCM_CCP-302">
            <text:p>WCM/REG_WCM_CCP-302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91" office:value-type="string">
            <text:p>Step 2: Check the displaying the name of new added taxonomy</text:p>
          </table:table-cell>
          <table:table-cell table:style-name="ce91" office:value-type="string">
            <text:p>- Go to the News page in the acme site and click on the category just created</text:p>
          </table:table-cell>
          <table:table-cell table:style-name="ce91" office:value-type="string">
            <text:p>The name of the category is displayed OK in the header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4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359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7])" office:value-type="string" office:string-value="WCM/REG_WCM_CCP-359">
            <text:p>WCM/REG_WCM_CCP-359</text:p>
          </table:table-cell>
          <table:table-cell table:style-name="ce90" office:value-type="string">
            <text:p>Check showing webcontent by category (presentation portlet)</text:p>
          </table:table-cell>
          <table:table-cell table:style-name="ce91" office:value-type="string">
            <text:p>Step 1: Add new taxonomy tree</text:p>
          </table:table-cell>
          <table:table-cell table:style-name="ce91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1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 office:value-type="string">
            <text:p>After step 4: The content is not exist in this page and we got an exception 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4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6" table:formula="of:=CONCATENATE(&quot;WCM&quot;;&quot;/&quot;;[.B48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1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4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6" table:formula="of:=CONCATENATE(&quot;WCM&quot;;&quot;/&quot;;[.B49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6" table:formula="of:=CONCATENATE(&quot;WCM&quot;;&quot;/&quot;;[.B50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4: View new added taxonomy at Step 1 in News page</text:p>
          </table:table-cell>
          <table:table-cell table:style-name="ce91" office:value-type="string">
            <text:p>Go to ACME site and select News page and then click on created category</text:p>
          </table:table-cell>
          <table:table-cell table:style-name="ce91" office:value-type="string">
            <text:p>The web content created above is displayed in right pane &amp; there's no error in consol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8">
          <table:table-cell table:style-name="ce63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REG_WCM_CCP-360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51])" office:value-type="string" office:string-value="WCM/REG_WCM_CCP-360">
            <text:p>WCM/REG_WCM_CCP-360</text:p>
          </table:table-cell>
          <table:table-cell table:style-name="ce90" office:value-type="string">
            <text:p>Check Manage taxonomy </text:p>
          </table:table-cell>
          <table:table-cell table:style-name="ce91" office:value-type="string">
            <text:p>Step 1: Add new taxonomy tree</text:p>
          </table:table-cell>
          <table:table-cell table:style-name="ce124" office:value-type="string">
            <text:p><text:span text:style-name="T5">- Login as admin (root)</text:span></text:p>
            <text:p><text:span text:style-name="T6">- Go to Sites Administration -&gt;Manage Taxonomy Trees</text:span></text:p>
            <text:p><text:span text:style-name="T6">- Click Edit icon at acme line</text:span></text:p>
            <text:p><text:span text:style-name="T6">- Click Add icon in Action column</text:span></text:p>
            <text:p><text:span text:style-name="T6">- Input Name for new taxonomy</text:span></text:p>
            <text:p><text:span text:style-name="T7">Must begin with "acme" for example put as name "acmetest".</text:span></text:p>
            <text:p><text:span text:style-name="T7">- Click Save</text:span></text:p>
            <text:p><text:span text:style-name="T5">- Click Close the Edit taxonomy tree form</text:span></text:p>
          </table:table-cell>
          <table:table-cell table:style-name="ce114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6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6" table:formula="of:=CONCATENATE(&quot;WCM&quot;;&quot;/&quot;;[.B52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4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0">
          <table:table-cell table:style-name="ce6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6" table:formula="of:=CONCATENATE(&quot;WCM&quot;;&quot;/&quot;;[.B53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REG_WCM_CCP-368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54])" office:value-type="string" office:string-value="WCM/REG_WCM_CCP-368">
            <text:p>WCM/REG_WCM_CCP-368</text:p>
          </table:table-cell>
          <table:table-cell table:style-name="ce90" office:value-type="string">
            <text:p>Error while setting a page with PCLV portlet </text:p>
          </table:table-cell>
          <table:table-cell table:style-name="ce114" office:value-type="string">
            <text:p>Step 1: View News page</text:p>
          </table:table-cell>
          <table:table-cell table:style-name="ce124" office:value-type="string">
            <text:p>- Login as admin</text:p>
            <text:p>- Go to ACME site -&gt; Select News page.</text:p>
          </table:table-cell>
          <table:table-cell table:style-name="ce138" office:value-type="string">
            <text:p>News page is display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 office:value-type="string">
            <text:p>Currently at step 6 the Edit mode tab is blank, we cannot setting a new taxonomy tree.</text:p>
            <text:p>And we got an exception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2">
          <table:table-cell table:style-name="ce6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6" table:formula="of:=CONCATENATE(&quot;WCM&quot;;&quot;/&quot;;[.B55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2: Show Edit page wizard</text:p>
          </table:table-cell>
          <table:table-cell table:style-name="ce114" office:value-type="string">
            <text:p>Go to Site Editor -&gt;Edit Page.</text:p>
          </table:table-cell>
          <table:table-cell table:style-name="ce138" office:value-type="string">
            <text:p>Edit page wizard is shown currently at step 3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6" table:formula="of:=CONCATENATE(&quot;WCM&quot;;&quot;/&quot;;[.B56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3: Edit page</text:p>
          </table:table-cell>
          <table:table-cell table:style-name="ce114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8" office:value-type="string">
            <text:p>Edit page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6" table:formula="of:=CONCATENATE(&quot;WCM&quot;;&quot;/&quot;;[.B57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4: Delete acme category</text:p>
          </table:table-cell>
          <table:table-cell table:style-name="ce124" office:value-type="string">
            <text:p>Go to Site Explorer -&gt; Sites Management under /acme/categories delete the acme category</text:p>
          </table:table-cell>
          <table:table-cell table:style-name="ce138" office:value-type="string">
            <text:p>acme category is dele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6" table:formula="of:=CONCATENATE(&quot;WCM&quot;;&quot;/&quot;;[.B58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5: Show Edit page wizard form again</text:p>
          </table:table-cell>
          <table:table-cell table:style-name="ce124" office:value-type="string">
            <text:p>- Select News page in acme site</text:p>
            <text:p>- Select News page -&gt; Site Editor -&gt; Edit Page Wizard.</text:p>
          </table:table-cell>
          <table:table-cell table:style-name="ce138" office:value-type="string">
            <text:p>Edit page wizard is shown currently at step 2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6" table:formula="of:=CONCATENATE(&quot;WCM&quot;;&quot;/&quot;;[.B59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6: Add PCLV portlet into page &amp; config</text:p>
          </table:table-cell>
          <table:table-cell table:style-name="ce114" office:value-type="string">
            <text:p>- Drag &amp; drop Category content portlet</text:p>
            <text:p>- Click Edit portlet icon</text:p>
          </table:table-cell>
          <table:table-cell table:style-name="ce138" office:value-type="string">
            <text:p>Parameterized content list viewer configuration form is shown in Edit mode tab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5">
          <table:table-cell table:style-name="ce63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REG_WCM_CCP-36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0])" office:value-type="string" office:string-value="WCM/REG_WCM_CCP-362">
            <text:p>WCM/REG_WCM_CCP-362</text:p>
          </table:table-cell>
          <table:table-cell table:style-name="ce90" office:value-type="string">
            <text:p>Check Problem in downloading binary from PCLV </text:p>
          </table:table-cell>
          <table:table-cell table:style-name="ce91" office:value-type="string">
            <text:p>Step 1: Upload a binary</text:p>
          </table:table-cell>
          <table:table-cell table:style-name="ce122" office:value-type="string">
            <text:p>- Go to Site Explorer --&gt; Site Management</text:p>
            <text:p>- Upload 1 binary (.pdf) in to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6" table:formula="of:=CONCATENATE(&quot;WCM&quot;;&quot;/&quot;;[.B61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2: Change status to public</text:p>
          </table:table-cell>
          <table:table-cell table:style-name="ce122" office:value-type="string">
            <text:p>- Select uploaded file</text:p>
            <text:p>- Click Manage Publication</text:p>
            <text:p>- Change to Live</text:p>
          </table:table-cell>
          <table:table-cell table:style-name="ce122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6" table:formula="of:=CONCATENATE(&quot;WCM&quot;;&quot;/&quot;;[.B62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3: Add referenced category</text:p>
          </table:table-cell>
          <table:table-cell table:style-name="ce125" office:value-type="string">
            <text:p><text:span text:style-name="T8">- Choose Manage category from Action bar and add it into a category </text:span><text:span text:style-name="T9">(</text:span><text:span text:style-name="T8">e.g:acme/World</text:span><text:span text:style-name="T9">)</text:span></text:p>
          </table:table-cell>
          <table:table-cell table:style-name="ce122" office:value-type="string">
            <text:p>Add success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6" table:formula="of:=CONCATENATE(&quot;WCM&quot;;&quot;/&quot;;[.B63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4: View the uploaded content in page</text:p>
          </table:table-cell>
          <table:table-cell table:style-name="ce122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2" office:value-type="string">
            <text:p>The file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6" table:formula="of:=CONCATENATE(&quot;WCM&quot;;&quot;/&quot;;[.B64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5: Down load file</text:p>
          </table:table-cell>
          <table:table-cell table:style-name="ce122" office:value-type="string">
            <text:p>Click on Download this file link</text:p>
          </table:table-cell>
          <table:table-cell table:style-name="ce122" office:value-type="string">
            <text:p>The file is download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REG_WCM_CCP-33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5])" office:value-type="string" office:string-value="WCM/REG_WCM_CCP-332">
            <text:p>WCM/REG_WCM_CCP-332</text:p>
          </table:table-cell>
          <table:table-cell table:style-name="ce90" office:value-type="string">
            <text:p>Check Problem with "Add a site page link " on FCKEDITOR </text:p>
          </table:table-cell>
          <table:table-cell table:style-name="ce91" office:value-type="string">
            <text:p>Step 1: Show form to edit SCV portlet</text:p>
          </table:table-cell>
          <table:table-cell table:style-name="ce122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office:value-type="string">
            <text:p>With Firefox every thing works well but with Internet Explorer 8 the href area is very short and it's difficult to find where to click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6" table:formula="of:=CONCATENATE(&quot;WCM&quot;;&quot;/&quot;;[.B66])" office:value-type="string" office:string-value="WCM/REG_WCM_CCP-332">
            <text:p>WCM/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91" office:value-type="string">
            <text:p>Step 2: Show form to Insert link to site page</text:p>
          </table:table-cell>
          <table:table-cell table:style-name="ce122" office:value-type="string">
            <text:p>In the FCKEDITOR: click the icon Insert link to site page</text:p>
          </table:table-cell>
          <table:table-cell table:style-name="ce122" office:value-type="string">
            <text:p>The form is well display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REG_WCM_CCP-34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7])" office:value-type="string" office:string-value="WCM/REG_WCM_CCP-344">
            <text:p>WCM/REG_WCM_CCP-344</text:p>
          </table:table-cell>
          <table:table-cell table:style-name="ce90" office:value-type="string">
            <text:p>Check play a media file that was published into a page</text:p>
          </table:table-cell>
          <table:table-cell table:style-name="ce91" office:value-type="string">
            <text:p>Step 1: Upload file</text:p>
          </table:table-cell>
          <table:table-cell table:style-name="ce122" office:value-type="string">
            <text:p>- Go to Site Explorer --&gt; Site Management</text:p>
            <text:p>- Upload 1 media file into a category (/classic/medias/videos/)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office:value-type="string">
            <text:p>The file can not be open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6" table:formula="of:=CONCATENATE(&quot;WCM&quot;;&quot;/&quot;;[.B68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2: Public file</text:p>
          </table:table-cell>
          <table:table-cell table:style-name="ce122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2" office:value-type="string">
            <text:p>Public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6" table:formula="of:=CONCATENATE(&quot;WCM&quot;;&quot;/&quot;;[.B69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3: Check using published file in page</text:p>
          </table:table-cell>
          <table:table-cell table:style-name="ce122" office:value-type="string">
            <text:p>- Open selected page at step 2</text:p>
            <text:p>- Try to play the media file</text:p>
          </table:table-cell>
          <table:table-cell table:style-name="ce122" office:value-type="string">
            <text:p>The file is do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REG_WCM_CCP-39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0])" office:value-type="string" office:string-value="WCM/REG_WCM_CCP-392">
            <text:p>WCM/REG_WCM_CCP-392</text:p>
          </table:table-cell>
          <table:table-cell table:style-name="ce90" office:value-type="string">
            <text:p>Check listing content to be displayed in SCV when switch the filter condition</text:p>
          </table:table-cell>
          <table:table-cell table:style-name="ce91" office:value-type="string">
            <text:p>Step 1: Create folder</text:p>
          </table:table-cell>
          <table:table-cell table:style-name="ce122" office:value-type="string">
            <text:p>- Go in the file explore and create a folder</text:p>
          </table:table-cell>
          <table:table-cell table:style-name="ce122" office:value-type="string">
            <text:p>Folder is creat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office:value-type="string">
            <text:p>The content in the right pane is not updated, user have to click on the folder again to see it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6" table:formula="of:=CONCATENATE(&quot;WCM&quot;;&quot;/&quot;;[.B71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2: Create web content</text:p>
          </table:table-cell>
          <table:table-cell table:style-name="ce122" office:value-type="string">
            <text:p>- Select added folder &amp; add 1 content (document) into it</text:p>
          </table:table-cell>
          <table:table-cell table:style-name="ce122" office:value-type="string">
            <text:p>Content is add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6" table:formula="of:=CONCATENATE(&quot;WCM&quot;;&quot;/&quot;;[.B72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3: Upload file</text:p>
          </table:table-cell>
          <table:table-cell table:style-name="ce122" office:value-type="string">
            <text:p>- Upload 1 file into above folder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6" table:formula="of:=CONCATENATE(&quot;WCM&quot;;&quot;/&quot;;[.B73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4: Add SCV page</text:p>
          </table:table-cell>
          <table:table-cell table:style-name="ce122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2" office:value-type="string">
            <text:p>Drag &amp; drop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6" table:formula="of:=CONCATENATE(&quot;WCM&quot;;&quot;/&quot;;[.B74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5: Edit SCV portlet</text:p>
          </table:table-cell>
          <table:table-cell table:style-name="ce122" office:value-type="string">
            <text:p>- Click Edit icon to edit SCV portlet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6" table:formula="of:=CONCATENATE(&quot;WCM&quot;;&quot;/&quot;;[.B75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6: Config SCV by selecting exiting content</text:p>
          </table:table-cell>
          <table:table-cell table:style-name="ce122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2" office:value-type="string">
            <text:p>The content created at step 2 is listed in right pa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6" table:formula="of:=CONCATENATE(&quot;WCM&quot;;&quot;/&quot;;[.B76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7: Switch the filter</text:p>
          </table:table-cell>
          <table:table-cell table:style-name="ce122" office:value-type="string">
            <text:p>Switch the filter by selecting Media for Filter by</text:p>
          </table:table-cell>
          <table:table-cell table:style-name="ce122" office:value-type="string">
            <text:p>The content listed in right pane is replaced by the uploaded file at step 3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REG_WCM_CCP-328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7])" office:value-type="string" office:string-value="WCM/REG_WCM_CCP-328">
            <text:p>WCM/REG_WCM_CCP-328</text:p>
          </table:table-cell>
          <table:table-cell table:style-name="ce90" office:value-type="string">
            <text:p>Check display a link in a content</text:p>
          </table:table-cell>
          <table:table-cell table:style-name="ce91" office:value-type="string">
            <text:p>Step 1: Create content</text:p>
          </table:table-cell>
          <table:table-cell table:style-name="ce122" office:value-type="string">
            <text:p>- Go to Site Explorer --&gt; Site management</text:p>
            <text:p>- Select a category &amp; create 1 document with link in content</text:p>
          </table:table-cell>
          <table:table-cell table:style-name="ce122" office:value-type="string">
            <text:p>Create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office:value-type="string">
            <text:p>The link is display without underlin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7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6" table:formula="of:=CONCATENATE(&quot;WCM&quot;;&quot;/&quot;;[.B78])" office:value-type="string" office:string-value="WCM/REG_WCM_CCP-328">
            <text:p>WCM/REG_WCM_CCP-328</text:p>
          </table:table-cell>
          <table:table-cell table:style-name="ce53" office:value-type="string">
            <text:p>Check display a link in a content</text:p>
          </table:table-cell>
          <table:table-cell table:style-name="ce91" office:value-type="string">
            <text:p>Step 2: View added content</text:p>
          </table:table-cell>
          <table:table-cell table:style-name="ce122" office:value-type="string">
            <text:p>Select added content to view</text:p>
          </table:table-cell>
          <table:table-cell table:style-name="ce122" office:value-type="string">
            <text:p>The link in the content is display with the underlin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REG_WCM_CCP-371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9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1: Show form to edit CLV portlet</text:p>
          </table:table-cell>
          <table:table-cell table:style-name="ce122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office:value-type="string">
            <text:p>error in UI after step 4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6" table:formula="of:=CONCATENATE(&quot;WCM&quot;;&quot;/&quot;;[.B80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2: Show form to select path</text:p>
          </table:table-cell>
          <table:table-cell table:style-name="ce126" office:value-type="string">
            <text:p>- Choose the By content</text:p>
            <text:p>- Click on the select folder path icon</text:p>
          </table:table-cell>
          <table:table-cell table:style-name="ce122" office:value-type="string">
            <text:p>Multiple Content Select panel <text:s/>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6" table:formula="of:=CONCATENATE(&quot;WCM&quot;;&quot;/&quot;;[.B81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3: Select content</text:p>
          </table:table-cell>
          <table:table-cell table:style-name="ce126" office:value-type="string">
            <text:p><text:span text:style-name="T4">- Select a content from the content browser</text:span></text:p>
            <text:p><text:span text:style-name="T4">- Save</text:span></text:p>
          </table:table-cell>
          <table:table-cell table:style-name="ce122" office:value-type="string">
            <text:p>Selected conten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6" table:formula="of:=CONCATENATE(&quot;WCM&quot;;&quot;/&quot;;[.B82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4: Search content</text:p>
          </table:table-cell>
          <table:table-cell table:style-name="ce126" office:value-type="string">
            <text:p><text:span text:style-name="T4">- Click on the select folder path icon again</text:span></text:p>
            <text:p><text:span text:style-name="T4">- Use content search form tab to search on content</text:span></text:p>
            <text:p><text:span text:style-name="T4">-Choose the search result to introduce it in the content list</text:span></text:p>
          </table:table-cell>
          <table:table-cell table:style-name="ce122" office:value-type="string">
            <text:p>Chosen content from search resul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7">
          <table:table-cell table:style-name="ce63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REG_WCM_CCP-34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83])" office:value-type="string" office:string-value="WCM/REG_WCM_CCP-343">
            <text:p>WCM/REG_WCM_CCP-343</text:p>
          </table:table-cell>
          <table:table-cell table:style-name="ce90" office:value-type="string">
            <text:p>Inversion of content's list in CLV at every validation </text:p>
          </table:table-cell>
          <table:table-cell table:style-name="ce91" office:value-type="string">
            <text:p>Step 1: Create document</text:p>
          </table:table-cell>
          <table:table-cell table:style-name="ce122" office:value-type="string">
            <text:p>- Go to site Explorer → Site Management</text:p>
            <text:p>- Create some documents (doc1, doc2, doc3)</text:p>
          </table:table-cell>
          <table:table-cell table:style-name="ce122" office:value-type="string">
            <text:p>Create docum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6" table:formula="of:=CONCATENATE(&quot;WCM&quot;;&quot;/&quot;;[.B84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2: Create page</text:p>
          </table:table-cell>
          <table:table-cell table:style-name="ce122" office:value-type="string">
            <text:p>Create a page includes a Portlet CLV in it.</text:p>
          </table:table-cell>
          <table:table-cell table:style-name="ce122" office:value-type="string">
            <text:p>Create new pag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6" table:formula="of:=CONCATENATE(&quot;WCM&quot;;&quot;/&quot;;[.B85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3: List added document into created page</text:p>
          </table:table-cell>
          <table:table-cell table:style-name="ce122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2" office:value-type="string">
            <text:p>Selected documents are listed (by order: doc1, doc2, doc3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6" table:formula="of:=CONCATENATE(&quot;WCM&quot;;&quot;/&quot;;[.B86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4: Change the order be documents that will be displayed</text:p>
          </table:table-cell>
          <table:table-cell table:style-name="ce122" office:value-type="string">
            <text:p>- Click Edit icon again</text:p>
            <text:p>- Do not make any change</text:p>
            <text:p>- Click Save</text:p>
          </table:table-cell>
          <table:table-cell table:style-name="ce122" office:value-type="string">
            <text:p>The order of document has no chan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5">
          <table:table-cell table:style-name="ce63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REG_WCM_CCP-30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87])" office:value-type="string" office:string-value="WCM/REG_WCM_CCP-303">
            <text:p>WCM/REG_WCM_CCP-303</text:p>
          </table:table-cell>
          <table:table-cell table:style-name="ce90" office:value-type="string">
            <text:p>Changes in FCC action's parameters are not taken in consideration </text:p>
          </table:table-cell>
          <table:table-cell table:style-name="ce91" office:value-type="string">
            <text:p>Step 1: Add FCC page</text:p>
          </table:table-cell>
          <table:table-cell table:style-name="ce122" office:value-type="string">
            <text:p>- Go to Site Editor --&gt; Add New Page</text:p>
            <text:p>- At step 3: Drag &amp; drop FCC portlet into page</text:p>
          </table:table-cell>
          <table:table-cell table:style-name="ce122" office:value-type="string">
            <text:p>FCC portlet is displayed in right pane at step 3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9">
          <table:table-cell table:style-name="ce6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6" table:formula="of:=CONCATENATE(&quot;WCM&quot;;&quot;/&quot;;[.B88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2: Config FCC</text:p>
          </table:table-cell>
          <table:table-cell table:style-name="ce122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2" office:value-type="string">
            <text:p>Add action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6" table:formula="of:=CONCATENATE(&quot;WCM&quot;;&quot;/&quot;;[.B89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3: Add document using FCC</text:p>
          </table:table-cell>
          <table:table-cell table:style-name="ce122" office:value-type="string">
            <text:p>In new added FCC page: Input valid values &amp; click Save to add new document</text:p>
          </table:table-cell>
          <table:table-cell table:style-name="ce122" office:value-type="string">
            <text:p>An email is sent to registered email (mail 1) when add actio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6" table:formula="of:=CONCATENATE(&quot;WCM&quot;;&quot;/&quot;;[.B90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4: Change registered email</text:p>
          </table:table-cell>
          <table:table-cell table:style-name="ce122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2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6" table:formula="of:=CONCATENATE(&quot;WCM&quot;;&quot;/&quot;;[.B91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5: Check sending mail after editing FCC</text:p>
          </table:table-cell>
          <table:table-cell table:style-name="ce122" office:value-type="string">
            <text:p>Use FCC page to create another document</text:p>
          </table:table-cell>
          <table:table-cell table:style-name="ce122" office:value-type="string">
            <text:p>An email is sent to new-registered email (mail 2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REG_WCM_CCP-42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92])" office:value-type="string" office:string-value="WCM/REG_WCM_CCP-426">
            <text:p>WCM/REG_WCM_CCP-426</text:p>
          </table:table-cell>
          <table:table-cell table:style-name="ce90" office:value-type="string">
            <text:p>Check if Searched texts in search results are highlighted</text:p>
          </table:table-cell>
          <table:table-cell table:style-name="ce91" office:value-type="string">
            <text:p>Step 1: Search</text:p>
          </table:table-cell>
          <table:table-cell table:style-name="ce122" office:value-type="string">
            <text:p>- Login</text:p>
            <text:p>- Input text in search text box in the top right screen</text:p>
            <text:p>- Hit the enter</text:p>
          </table:table-cell>
          <table:table-cell table:style-name="ce122" office:value-type="string">
            <text:p>- The result is returned</text:p>
            <text:p>- The search keyword is highlighted in the <text:s/>result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82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">
          <table:table-cell table:style-name="ce64" table:number-columns-repeated="2"/>
          <table:table-cell table:style-name="ce80"/>
          <table:table-cell table:style-name="ce64" table:number-columns-repeated="5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 table:number-rows-repeated="36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11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1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4"/>
          <table:table-cell table:style-name="ce116" table:number-columns-repeated="2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5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3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17"/>
          <table:table-cell table:style-name="ce128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29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30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03"/>
          <table:table-cell table:style-name="ce104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104" table:number-columns-repeated="2"/>
          <table:table-cell table:style-name="ce13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8"/>
          <table:table-cell table:style-name="ce105"/>
          <table:table-cell table:style-name="ce116"/>
          <table:table-cell table:style-name="ce111"/>
          <table:table-cell table:style-name="ce119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8"/>
          <table:table-cell table:style-name="ce106" table:number-columns-repeated="3"/>
          <table:table-cell table:style-name="ce108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7"/>
          <table:table-cell table:style-name="ce118"/>
          <table:table-cell table:style-name="ce99"/>
          <table:table-cell table:style-name="ce140"/>
          <table:table-cell table:style-name="ce144"/>
          <table:table-cell table:style-name="ce154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8" table:number-columns-repeated="3"/>
          <table:table-cell table:style-name="ce106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109"/>
          <table:table-cell table:style-name="ce116"/>
          <table:table-cell table:style-name="ce99"/>
          <table:table-cell table:style-name="ce119"/>
          <table:table-cell table:style-name="ce144"/>
          <table:table-cell table:style-name="ce158"/>
          <table:table-cell table:style-name="ce157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2"/>
          <table:table-cell table:style-name="ce119"/>
          <table:table-cell table:style-name="ce113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3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1"/>
          <table:table-cell table:style-name="ce113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99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1" table:number-columns-repeated="3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111"/>
          <table:table-cell table:style-name="ce116" table:number-columns-repeated="3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5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5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5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8">
          <table:table-cell/>
          <table:table-cell table:style-name="ce68" office:value-type="string">
            <text:p>Total Main Cases:</text:p>
          </table:table-cell>
          <table:table-cell table:style-name="ce79" table:formula="of:=MAX([.A7:.A998])" office:value-type="float" office:value="26" table:number-columns-spanned="3" table:number-rows-spanned="1">
            <text:p>26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5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5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8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001</text:p>
          </table:table-cell>
          <table:table-cell table:style-name="ce48" office:value-type="string">
            <text:p>REG_WCM_ALL-36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ALL-362">
            <text:p>WCM/REG_WCM_ALL-362</text:p>
          </table:table-cell>
          <table:table-cell table:style-name="ce184" office:value-type="string">
            <text:p>Check Homepage button on Start bar</text:p>
          </table:table-cell>
          <table:table-cell table:style-name="ce54" office:value-type="string">
            <text:p>Step 1: Open control workspace</text:p>
          </table:table-cell>
          <table:table-cell table:style-name="ce54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4" office:value-type="string">
            <text:p>Control workspace is opened, there's Home page button at the bottom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ALL-362">
            <text:p>WCM/REG_WCM_ALL-362</text:p>
          </table:table-cell>
          <table:table-cell table:style-name="ce54" office:value-type="string">
            <text:p>Check Homepage button on Start bar</text:p>
          </table:table-cell>
          <table:table-cell table:style-name="ce54" office:value-type="string">
            <text:p>Step 2: Check Home page button</text:p>
          </table:table-cell>
          <table:table-cell table:style-name="ce54" office:value-type="string">
            <text:p>Click on Home page button</text:p>
          </table:table-cell>
          <table:table-cell table:style-name="ce54" office:value-type="string">
            <text:p>Jump to Home p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6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42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9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1: Add category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4" office:value-type="string">
            <text:p>Create new category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4" table:formula="of:=CONCATENATE(&quot;WCM&quot;;&quot;/&quot;;[.B10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2: Create new page contain content detail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4" office:value-type="string">
            <text:p>SC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4" table:formula="of:=CONCATENATE(&quot;WCM&quot;;&quot;/&quot;;[.B11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3: Edit content detail</text:p>
          </table:table-cell>
          <table:table-cell table:style-name="ce54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WCM_CCP-422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4" table:formula="of:=CONCATENATE(&quot;WCM&quot;;&quot;/&quot;;[.B12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LV (IE7)</text:p>
          </table:table-cell>
          <table:table-cell table:style-name="ce54" office:value-type="string">
            <text:p>Step 1: Add folders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4" office:value-type="string">
            <text:p>Create new folders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4" table:formula="of:=CONCATENATE(&quot;WCM&quot;;&quot;/&quot;;[.B13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2: Create new page contain CLV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4" office:value-type="string">
            <text:p>CL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4" table:formula="of:=CONCATENATE(&quot;WCM&quot;;&quot;/&quot;;[.B14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REG_WCM_CCP-40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15])" office:value-type="string" office:string-value="WCM/REG_WCM_CCP-405">
            <text:p>WCM/REG_WCM_CCP-405</text:p>
          </table:table-cell>
          <table:table-cell table:style-name="ce184" office:value-type="string">
            <text:p>Check listing document with special character in name in CLV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s</text:p>
          </table:table-cell>
          <table:table-cell table:style-name="ce54" office:value-type="string">
            <text:p>Documents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4" table:formula="of:=CONCATENATE(&quot;WCM&quot;;&quot;/&quot;;[.B16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Upload a binary with name containing character like ' 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4" table:formula="of:=CONCATENATE(&quot;WCM&quot;;&quot;/&quot;;[.B17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3: Public uploaded file</text:p>
          </table:table-cell>
          <table:table-cell table:style-name="ce54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4" office:value-type="string">
            <text:p>Uploaded file is changed statu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4" table:formula="of:=CONCATENATE(&quot;WCM&quot;;&quot;/&quot;;[.B18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4: Check showing uploaded file</text:p>
          </table:table-cell>
          <table:table-cell table:style-name="ce54" office:value-type="string">
            <text:p>Go to Overview page in acme site</text:p>
          </table:table-cell>
          <table:table-cell table:style-name="ce54" office:value-type="string">
            <text:p>Uploaded file is listed in Documents list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 office:value-type="string">
            <text:p>a %27 replace the ' </text:p>
          </table:table-cell>
          <table:table-cell table:number-columns-repeated="244"/>
        </table:table-row>
        <table:table-row table:style-name="ro10">
          <table:table-cell table:style-name="ce6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WCM_CCP-42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19])" office:value-type="string" office:string-value="WCM/REG_WCM_CCP-424">
            <text:p>WCM/REG_WCM_CCP-424</text:p>
          </table:table-cell>
          <table:table-cell table:style-name="ce184" office:value-type="string">
            <text:p>Check order content in CLV using manual browse</text:p>
          </table:table-cell>
          <table:table-cell table:style-name="ce54" office:value-type="string">
            <text:p>Step 1: Go to ACME site</text:p>
          </table:table-cell>
          <table:table-cell table:style-name="ce54" office:value-type="string">
            <text:p>- Login by admin</text:p>
            <text:p>- Select acme site</text:p>
            <text:p>- Switch to edit mode</text:p>
          </table:table-cell>
          <table:table-cell table:style-name="ce54" office:value-type="string">
            <text:p>Edit mode in acme site is displayed, there's Quick Edit icon for each portlet in the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4" table:formula="of:=CONCATENATE(&quot;WCM&quot;;&quot;/&quot;;[.B20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2: Show form to edit a CLV</text:p>
          </table:table-cell>
          <table:table-cell table:style-name="ce54" office:value-type="string">
            <text:p>Click Quick edit icon at a CLV (e.g: Document)</text:p>
          </table:table-cell>
          <table:table-cell table:style-name="ce54" office:value-type="string">
            <text:p>CLV edi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4" table:formula="of:=CONCATENATE(&quot;WCM&quot;;&quot;/&quot;;[.B21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3: Select document</text:p>
          </table:table-cell>
          <table:table-cell table:style-name="ce54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4" office:value-type="string">
            <text:p>Selected documents are listed as 1, 3, 4 in CLV config form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4" table:formula="of:=CONCATENATE(&quot;WCM&quot;;&quot;/&quot;;[.B22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4: Change order of document in list</text:p>
          </table:table-cell>
          <table:table-cell table:style-name="ce54" office:value-type="string">
            <text:p>In CLV config form</text:p>
            <text:p>Use the Up/Down arrows to change their position</text:p>
          </table:table-cell>
          <table:table-cell table:style-name="ce54" office:value-type="string">
            <text:p>The order is chang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4" table:formula="of:=CONCATENATE(&quot;WCM&quot;;&quot;/&quot;;[.B23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5: Check listing document after editing the config</text:p>
          </table:table-cell>
          <table:table-cell table:style-name="ce54" office:value-type="string">
            <text:p>Click Save in Edit CLV form</text:p>
          </table:table-cell>
          <table:table-cell table:style-name="ce54" office:value-type="string">
            <text:p>Selected documents are listed as changed at step 4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WCM_CCP-429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4])" office:value-type="string" office:string-value="WCM/REG_WCM_CCP-429">
            <text:p>WCM/REG_WCM_CCP-429</text:p>
          </table:table-cell>
          <table:table-cell table:style-name="ce184" office:value-type="string">
            <text:p>Check search when result exceeds 250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4" office:value-type="string">
            <text:p>250 document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4" table:formula="of:=CONCATENATE(&quot;WCM&quot;;&quot;/&quot;;[.B25])" office:value-type="string" office:string-value="WCM/REG_WCM_CCP-429">
            <text:p>WCM/REG_WCM_CCP-429</text:p>
          </table:table-cell>
          <table:table-cell table:style-name="ce54" office:value-type="string">
            <text:p>Check search when result exceeds 250</text:p>
          </table:table-cell>
          <table:table-cell table:style-name="ce54" office:value-type="string">
            <text:p>Step 2: Quick Search</text:p>
          </table:table-cell>
          <table:table-cell table:style-name="ce54" office:value-type="string">
            <text:p>- Back to Home page</text:p>
            <text:p>- Input added file name into search text box &amp; hit enter</text:p>
          </table:table-cell>
          <table:table-cell table:style-name="ce54" office:value-type="string">
            <text:p>Go to Search portlet with search result in page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6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WCM_WCM-001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6])" office:value-type="string" office:string-value="WCM/REG_WCM_WCM-001">
            <text:p>WCM/REG_WCM_WCM-001</text:p>
          </table:table-cell>
          <table:table-cell table:style-name="ce184" office:value-type="string">
            <text:p>Check if there's icon to Edit/Delete comment on document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</text:p>
          </table:table-cell>
          <table:table-cell table:style-name="ce54" office:value-type="string">
            <text:p>document folder open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4" table:formula="of:=CONCATENATE(&quot;WCM&quot;;&quot;/&quot;;[.B27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2: Add document</text:p>
          </table:table-cell>
          <table:table-cell table:style-name="ce54" office:value-type="string">
            <text:p>- Add new document</text:p>
          </table:table-cell>
          <table:table-cell table:style-name="ce54" office:value-type="string">
            <text:p>Add document successfully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4" table:formula="of:=CONCATENATE(&quot;WCM&quot;;&quot;/&quot;;[.B28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3: Add comment</text:p>
          </table:table-cell>
          <table:table-cell table:style-name="ce54" office:value-type="string">
            <text:p>- Select added document</text:p>
            <text:p>- Click Add Comment</text:p>
            <text:p>- Input text, click Save</text:p>
          </table:table-cell>
          <table:table-cell table:style-name="ce54" office:value-type="string">
            <text:p>- Comment is added on document</text:p>
            <text:p>- User who added comment can edit/delete it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REG_WCM_CCP-47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9])" office:value-type="string" office:string-value="WCM/REG_WCM_CCP-474">
            <text:p>WCM/REG_WCM_CCP-474</text:p>
          </table:table-cell>
          <table:table-cell table:style-name="ce184" office:value-type="string">
            <text:p>Check internationalized label in WCMInsertContent functionality</text:p>
          </table:table-cell>
          <table:table-cell table:style-name="ce54" office:value-type="string">
            <text:p>Step 1: Show Add new Free layout webconntent form</text:p>
          </table:table-cell>
          <table:table-cell table:style-name="ce54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4" office:value-type="string">
            <text:p>Add new free layout content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4" table:formula="of:=CONCATENATE(&quot;WCM&quot;;&quot;/&quot;;[.B30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2: Show Insert content form</text:p>
          </table:table-cell>
          <table:table-cell table:style-name="ce54" office:value-type="string">
            <text:p>Click on the WCMInsertContent icon in the FCKEditor of the main content</text:p>
          </table:table-cell>
          <table:table-cell table:style-name="ce54" office:value-type="string">
            <text:p>Insert content for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4" table:formula="of:=CONCATENATE(&quot;WCM&quot;;&quot;/&quot;;[.B31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3: Change language</text:p>
          </table:table-cell>
          <table:table-cell table:style-name="ce54" office:value-type="string">
            <text:p>- Keep the forms open</text:p>
            <text:p>- Change displaying language</text:p>
          </table:table-cell>
          <table:table-cell table:style-name="ce54" office:value-type="string">
            <text:p>Labels in form are translated into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3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REG_WCM_CCP-459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2])" office:value-type="string" office:string-value="WCM/REG_WCM_CCP-459">
            <text:p>WCM/REG_WCM_CCP-459</text:p>
          </table:table-cell>
          <table:table-cell table:style-name="ce184" office:value-type="string">
            <text:p>Check if links Next &amp; Previous in search portlet are internationaliz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4" office:value-type="string">
            <text:p>Page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8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4" table:formula="of:=CONCATENATE(&quot;WCM&quot;;&quot;/&quot;;[.B33])" office:value-type="string" office:string-value="WCM/REG_WCM_CCP-459">
            <text:p>WCM/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Input text into search text box &amp; hit enter</text:p>
          </table:table-cell>
          <table:table-cell table:style-name="ce54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8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WCM_CCP-45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4])" office:value-type="string" office:string-value="WCM/REG_WCM_CCP-454">
            <text:p>WCM/REG_WCM_CCP-454</text:p>
          </table:table-cell>
          <table:table-cell table:style-name="ce184" office:value-type="string">
            <text:p>Check insert link to a site page when add new web content</text:p>
          </table:table-cell>
          <table:table-cell table:style-name="ce54" office:value-type="string">
            <text:p>Step 1: Add new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4" office:value-type="string">
            <text:p>New 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4" table:formula="of:=CONCATENATE(&quot;WCM&quot;;&quot;/&quot;;[.B35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add new sub node with a specific page</text:p>
          </table:table-cell>
          <table:table-cell table:style-name="ce54" office:value-type="string">
            <text:p>Add node with page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4" table:formula="of:=CONCATENATE(&quot;WCM&quot;;&quot;/&quot;;[.B36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3: Add web content</text:p>
          </table:table-cell>
          <table:table-cell table:style-name="ce18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4" office:value-type="string">
            <text:p>Add new content with corresponding layou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4" table:formula="of:=CONCATENATE(&quot;WCM&quot;;&quot;/&quot;;[.B37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4: Show form to select link</text:p>
          </table:table-cell>
          <table:table-cell table:style-name="ce54" office:value-type="string">
            <text:p>- In the FCK editor toolbar click on the Insert link to a site page</text:p>
            <text:p>- Click Get Portal Link</text:p>
          </table:table-cell>
          <table:table-cell table:style-name="ce54" office:value-type="string">
            <text:p>A form to select appear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4" table:formula="of:=CONCATENATE(&quot;WCM&quot;;&quot;/&quot;;[.B38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5: Select page</text:p>
          </table:table-cell>
          <table:table-cell table:style-name="ce54" office:value-type="string">
            <text:p>- Go to path of added node at step 1 &amp; 2</text:p>
          </table:table-cell>
          <table:table-cell table:style-name="ce54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_WCM_WCM-00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9])" office:value-type="string" office:string-value="WCM/REG_WCM_WCM-002">
            <text:p>WCM/REG_WCM_WCM-002</text:p>
          </table:table-cell>
          <table:table-cell table:style-name="ce184" office:value-type="string">
            <text:p>Check showing Backup path in Manage Publication form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4" office:value-type="string">
            <text:p>New documen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4" table:formula="of:=CONCATENATE(&quot;WCM&quot;;&quot;/&quot;;[.B40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2: Show Enroll form</text:p>
          </table:table-cell>
          <table:table-cell table:style-name="ce54" office:value-type="string">
            <text:p>- Select to view added document</text:p>
            <text:p>- Click Manage Publications</text:p>
          </table:table-cell>
          <table:table-cell table:style-name="ce54" office:value-type="string">
            <text:p>Enroll to publication lifecycle fro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4" table:formula="of:=CONCATENATE(&quot;WCM&quot;;&quot;/&quot;;[.B41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3: Show Publication form</text:p>
          </table:table-cell>
          <table:table-cell table:style-name="ce54" office:value-type="string">
            <text:p>Click Action icon at the row of Workflow</text:p>
          </table:table-cell>
          <table:table-cell table:style-name="ce54" office:value-type="string">
            <text:p>- Manage Publication form is shown</text:p>
            <text:p>- Backup path is not blank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 office:value-type="string">
            <text:p>Backup path is blank</text:p>
          </table:table-cell>
          <table:table-cell table:number-columns-repeated="244"/>
        </table:table-row>
        <table:table-row table:style-name="ro16">
          <table:table-cell table:style-name="ce63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REG_WCM_CCP-45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2])" office:value-type="string" office:string-value="WCM/REG_WCM_CCP-453">
            <text:p>WCM/REG_WCM_CCP-453</text:p>
          </table:table-cell>
          <table:table-cell table:style-name="ce184" office:value-type="string">
            <text:p>Check showing sub node on admin bar when parent does not select to any page</text:p>
          </table:table-cell>
          <table:table-cell table:style-name="ce54" office:value-type="string">
            <text:p>Step 1: Add parent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4" office:value-type="string">
            <text:p>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4" table:formula="of:=CONCATENATE(&quot;WCM&quot;;&quot;/&quot;;[.B43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4" office:value-type="string">
            <text:p>New node with pag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4" table:formula="of:=CONCATENATE(&quot;WCM&quot;;&quot;/&quot;;[.B44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3: View in admin bar</text:p>
          </table:table-cell>
          <table:table-cell table:style-name="ce54" office:value-type="string">
            <text:p>- Click Save &amp; Finish icon to quit Edit navigation form</text:p>
            <text:p/>
          </table:table-cell>
          <table:table-cell table:style-name="ce54" office:value-type="string">
            <text:p>- Added nodes (parent &amp; child nodes) are listed in Admin ba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40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5])" office:value-type="string" office:string-value="WCM/REG_WCM_CCP-404">
            <text:p>WCM/REG_WCM_CCP-404</text:p>
          </table:table-cell>
          <table:table-cell table:style-name="ce184" office:value-type="string">
            <text:p>Check downloading file with name containing an illegal jcr cha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4" table:formula="of:=CONCATENATE(&quot;WCM&quot;;&quot;/&quot;;[.B46])" office:value-type="string" office:string-value="WCM/REG_WCM_CCP-404">
            <text:p>WCM/REG_WCM_CCP-404</text:p>
          </table:table-cell>
          <table:table-cell table:style-name="ce54" office:value-type="string">
            <text:p>Check downloading file with name containing an illegal jcr char</text:p>
          </table:table-cell>
          <table:table-cell table:style-name="ce54" office:value-type="string">
            <text:p>Step 2: Download file</text:p>
          </table:table-cell>
          <table:table-cell table:style-name="ce54" office:value-type="string">
            <text:p>In the right tree (wcm-view), right click on the Uploaded file and select "Download And Allow Edition"</text:p>
          </table:table-cell>
          <table:table-cell table:style-name="ce54" office:value-type="string">
            <text:p>File is downloa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404</text:p>
          </table:table-cell>
          <table:table-cell table:style-name="ce80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4" table:formula="of:=CONCATENATE(&quot;WCM&quot;;&quot;/&quot;;[.B47])" office:value-type="string" office:string-value="WCM/REG_WCM_CCP-404">
            <text:p>WCM/REG_WCM_CCP-404</text:p>
          </table:table-cell>
          <table:table-cell table:style-name="ce184" office:value-type="string">
            <text:p>Check if labels in right click menu in Sites Explorer are translat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 </text:p>
            <text:p>- Click on Language settings</text:p>
            <text:p>- Select 1 language to view</text:p>
          </table:table-cell>
          <table:table-cell table:style-name="ce54" office:value-type="string">
            <text:p>Current portal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54" table:formula="of:=CONCATENATE(&quot;WCM&quot;;&quot;/&quot;;[.B48])" office:value-type="string" office:string-value="WCM/REG_WCM_CCP-404">
            <text:p>WCM/REG_WCM_CCP-404</text:p>
          </table:table-cell>
          <table:table-cell table:style-name="ce54" office:value-type="string">
            <text:p>Check if labels in right click menu in Sites Explorer are translated</text:p>
          </table:table-cell>
          <table:table-cell table:style-name="ce54" office:value-type="string">
            <text:p>Step 2: Check internationalization label</text:p>
          </table:table-cell>
          <table:table-cell table:style-name="ce54" office:value-type="string">
            <text:p>- Go to Sites Explorer/Sites Management</text:p>
            <text:p>- Right click on 1 node</text:p>
          </table:table-cell>
          <table:table-cell table:style-name="ce54" office:value-type="string">
            <text:p>All labels are well translat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"Download And Allow Edition" is not translated</text:p>
          </table:table-cell>
          <table:table-cell table:number-columns-repeated="244"/>
        </table:table-row>
        <table:table-row table:style-name="ro11">
          <table:table-cell table:style-name="ce63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REG_WCM_CCP-496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9])" office:value-type="string" office:string-value="WCM/REG_WCM_CCP-496">
            <text:p>WCM/REG_WCM_CCP-496</text:p>
          </table:table-cell>
          <table:table-cell table:style-name="ce184" office:value-type="string">
            <text:p>Check WCMInsertContent when browsing directories with special characters </text:p>
          </table:table-cell>
          <table:table-cell table:style-name="ce54" office:value-type="string">
            <text:p>Step 1: Add folder</text:p>
          </table:table-cell>
          <table:table-cell table:style-name="ce54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4" office:value-type="string">
            <text:p>New folder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4" table:formula="of:=CONCATENATE(&quot;WCM&quot;;&quot;/&quot;;[.B50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- Select added folder</text:p>
            <text:p>- Upload 1 imag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4" table:formula="of:=CONCATENATE(&quot;WCM&quot;;&quot;/&quot;;[.B51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3: Show add content form</text:p>
          </table:table-cell>
          <table:table-cell table:style-name="ce54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4" office:value-type="string">
            <text:p>Add free layout web conten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29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4" table:formula="of:=CONCATENATE(&quot;WCM&quot;;&quot;/&quot;;[.B52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4: Select content</text:p>
          </table:table-cell>
          <table:table-cell table:style-name="ce54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4" office:value-type="string">
            <text:p>Uploaded image is not listed in right pane. It is listed if filter to view by Media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8">
          <table:table-cell table:style-name="ce63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REG_WCM_CCP-496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54" table:formula="of:=CONCATENATE(&quot;WCM&quot;;&quot;/&quot;;[.B53])" office:value-type="string" office:string-value="WCM/REG_WCM_CCP-496">
            <text:p>WCM/REG_WCM_CCP-496</text:p>
          </table:table-cell>
          <table:table-cell table:style-name="ce184" office:value-type="string">
            <text:p>Check when select drive with special character</text:p>
          </table:table-cell>
          <table:table-cell table:style-name="ce54" office:value-type="string">
            <text:p>Step 1: Add drive</text:p>
          </table:table-cell>
          <table:table-cell table:style-name="ce54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4" office:value-type="string">
            <text:p>New driv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54" table:formula="of:=CONCATENATE(&quot;WCM&quot;;&quot;/&quot;;[.B54])" office:value-type="string" office:string-value="WCM/REG_WCM_CCP-496">
            <text:p>WCM/REG_WCM_CCP-496</text:p>
          </table:table-cell>
          <table:table-cell table:style-name="ce54" office:value-type="string">
            <text:p>Check when select drive with special character</text:p>
          </table:table-cell>
          <table:table-cell table:style-name="ce54" office:value-type="string">
            <text:p>Step 2: Add content</text:p>
          </table:table-cell>
          <table:table-cell table:style-name="ce54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4" office:value-type="string">
            <text:p>The "testéDrive" is selected proper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3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REG_WCM_CCP-49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55])" office:value-type="string" office:string-value="WCM/REG_WCM_CCP-495">
            <text:p>WCM/REG_WCM_CCP-495</text:p>
          </table:table-cell>
          <table:table-cell table:style-name="ce184" office:value-type="string">
            <text:p>Check search with accented characters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4" office:value-type="string">
            <text:p>Articl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5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4" table:formula="of:=CONCATENATE(&quot;WCM&quot;;&quot;/&quot;;[.B56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2: Public the article</text:p>
          </table:table-cell>
          <table:table-cell table:style-name="ce54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4" office:value-type="string">
            <text:p>Article is publish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4" table:formula="of:=CONCATENATE(&quot;WCM&quot;;&quot;/&quot;;[.B57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3: Search</text:p>
          </table:table-cell>
          <table:table-cell table:style-name="ce54" office:value-type="string">
            <text:p>Input the word Telephone into search textbox in banner &amp; hit enter</text:p>
          </table:table-cell>
          <table:table-cell table:style-name="ce54" office:value-type="string">
            <text:p>Search result is returned with added articl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3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REG_WCM_CCP-418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58])" office:value-type="string" office:string-value="WCM/REG_WCM_CCP-418">
            <text:p>WCM/REG_WCM_CCP-418</text:p>
          </table:table-cell>
          <table:table-cell table:style-name="ce184" office:value-type="string">
            <text:p>Check removing container after being inserted in the pag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 wizard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4" table:formula="of:=CONCATENATE(&quot;WCM&quot;;&quot;/&quot;;[.B59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2: Add container into page</text:p>
          </table:table-cell>
          <table:table-cell table:style-name="ce54" office:value-type="string">
            <text:p>- Go to Step 3 of edit page wizard</text:p>
            <text:p>- Drag &amp; drop a container into page</text:p>
          </table:table-cell>
          <table:table-cell table:style-name="ce54" office:value-type="string">
            <text:p>Container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4" table:formula="of:=CONCATENATE(&quot;WCM&quot;;&quot;/&quot;;[.B60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3: Delete container</text:p>
          </table:table-cell>
          <table:table-cell table:style-name="ce54" office:value-type="string">
            <text:p>- Click x icon at the top right of portlet</text:p>
            <text:p>- Confirm</text:p>
          </table:table-cell>
          <table:table-cell table:style-name="ce54" office:value-type="string">
            <text:p>The container is removed from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12">
          <table:table-cell table:style-name="ce63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REG_WCM_CCP-51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1])" office:value-type="string" office:string-value="WCM/REG_WCM_CCP-514">
            <text:p>WCM/REG_WCM_CCP-514</text:p>
          </table:table-cell>
          <table:table-cell table:style-name="ce184" office:value-type="string">
            <text:p>Check Edit CLV in manual mod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4" table:formula="of:=CONCATENATE(&quot;WCM&quot;;&quot;/&quot;;[.B62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2: Add CLV into page</text:p>
          </table:table-cell>
          <table:table-cell table:style-name="ce54" office:value-type="string">
            <text:p>- Drag &amp; drop Content List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4" table:formula="of:=CONCATENATE(&quot;WCM&quot;;&quot;/&quot;;[.B63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4" office:value-type="string">
            <text:p>Edit CLV form is clos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25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4" table:formula="of:=CONCATENATE(&quot;WCM&quot;;&quot;/&quot;;[.B64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4: Edit CLV again</text:p>
          </table:table-cell>
          <table:table-cell table:style-name="ce54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4" office:value-type="string">
            <text:p>Edit CLV form is closed.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5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REG_WCM_CCP-40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5])" office:value-type="string" office:string-value="WCM/REG_WCM_CCP-403">
            <text:p>WCM/REG_WCM_CCP-403</text:p>
          </table:table-cell>
          <table:table-cell table:style-name="ce184" office:value-type="string">
            <text:p>Check showing uploaded file with illegal JCR characters in Name in Sites Explore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4" office:value-type="string">
            <text:p>File is uploa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4" table:formula="of:=CONCATENATE(&quot;WCM&quot;;&quot;/&quot;;[.B66])" office:value-type="string" office:string-value="WCM/REG_WCM_CCP-403">
            <text:p>WCM/REG_WCM_CCP-4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4" office:value-type="string">
            <text:p>Step 2: View file</text:p>
          </table:table-cell>
          <table:table-cell table:style-name="ce54" office:value-type="string">
            <text:p>Double click on uploaded file to view its content</text:p>
          </table:table-cell>
          <table:table-cell table:style-name="ce54" office:value-type="string">
            <text:p>File is displayed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6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_WCM_WCM-00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7])" office:value-type="string" office:string-value="WCM/REG_WCM_WCM-004">
            <text:p>WCM/REG_WCM_WCM-004</text:p>
          </table:table-cell>
          <table:table-cell table:style-name="ce184" office:value-type="string">
            <text:p>Check when click Edit icon of Content Detail portlet while adding new page</text:p>
          </table:table-cell>
          <table:table-cell table:style-name="ce54" office:value-type="string">
            <text:p>Step 1: Add page</text:p>
          </table:table-cell>
          <table:table-cell table:style-name="ce54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4" table:formula="of:=CONCATENATE(&quot;WCM&quot;;&quot;/&quot;;[.B68])" office:value-type="string" office:string-value="WCM/REG_WCM_WCM-004">
            <text:p>WCM/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54" office:value-type="string">
            <text:p>Step 2: Edit portlet</text:p>
          </table:table-cell>
          <table:table-cell table:style-name="ce54" office:value-type="string">
            <text:p>- Click edit icon at the top of added portlet</text:p>
          </table:table-cell>
          <table:table-cell table:style-name="ce54" office:value-type="string">
            <text:p>- Edit portle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63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_WCM_WCM-00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9])" office:value-type="string" office:string-value="WCM/REG_WCM_WCM-005">
            <text:p>WCM/REG_WCM_WCM-005</text:p>
          </table:table-cell>
          <table:table-cell table:style-name="ce184" office:value-type="string">
            <text:p>Check when drag &amp; drop container into page</text:p>
          </table:table-cell>
          <table:table-cell table:style-name="ce54" office:value-type="string">
            <text:p>Step 1: Edit page</text:p>
          </table:table-cell>
          <table:table-cell table:style-name="ce54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4" office:value-type="string">
            <text:p>Edit page wizard step 3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4" table:formula="of:=CONCATENATE(&quot;WCM&quot;;&quot;/&quot;;[.B70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2: Show container</text:p>
          </table:table-cell>
          <table:table-cell table:style-name="ce54" office:value-type="string">
            <text:p>Click Show container icon</text:p>
          </table:table-cell>
          <table:table-cell table:style-name="ce54" office:value-type="string">
            <text:p>Edit page area is shown in contain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4" table:formula="of:=CONCATENATE(&quot;WCM&quot;;&quot;/&quot;;[.B71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3: Add container into page</text:p>
          </table:table-cell>
          <table:table-cell table:style-name="ce54" office:value-type="string">
            <text:p>Drag &amp; drop a container into page</text:p>
          </table:table-cell>
          <table:table-cell table:style-name="ce54" office:value-type="string">
            <text:p>The container is added into page area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 office:value-type="string">
            <text:p>Blank working area</text:p>
          </table:table-cell>
          <table:table-cell table:number-columns-repeated="244"/>
        </table:table-row>
        <table:table-row table:style-name="ro11">
          <table:table-cell table:style-name="ce63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REG_WCM_CCP-44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2])" office:value-type="string" office:string-value="WCM/REG_WCM_CCP-443">
            <text:p>WCM/REG_WCM_CCP-443</text:p>
          </table:table-cell>
          <table:table-cell table:style-name="ce184" office:value-type="string">
            <text:p>Check Content Selector of CLV on IE7</text:p>
          </table:table-cell>
          <table:table-cell table:style-name="ce54" office:value-type="string">
            <text:p>Step 1: Add content</text:p>
          </table:table-cell>
          <table:table-cell table:style-name="ce54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4" office:value-type="string">
            <text:p>Node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4" table:formula="of:=CONCATENATE(&quot;WCM&quot;;&quot;/&quot;;[.B73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2: Add page with CLV portlet</text:p>
          </table:table-cell>
          <table:table-cell table:style-name="ce54" office:value-type="string">
            <text:p>- Click Site Editor --&gt; Create page wizard</text:p>
            <text:p>- At Step 3: Drag &amp; drop CLV (Content List)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4" table:formula="of:=CONCATENATE(&quot;WCM&quot;;&quot;/&quot;;[.B74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added CLV portlet</text:p>
          </table:table-cell>
          <table:table-cell table:style-name="ce54" office:value-type="string">
            <text:p>Edit CLV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5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4" table:formula="of:=CONCATENATE(&quot;WCM&quot;;&quot;/&quot;;[.B75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4: Config CLV</text:p>
          </table:table-cell>
          <table:table-cell table:style-name="ce54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4" office:value-type="string">
            <text:p>All added document/web content/ uploaded file are listed in right pa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4" table:formula="of:=CONCATENATE(&quot;WCM&quot;;&quot;/&quot;;[.B76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5: Change the filter</text:p>
          </table:table-cell>
          <table:table-cell table:style-name="ce54" office:value-type="string">
            <text:p>Select Media for filter field</text:p>
          </table:table-cell>
          <table:table-cell table:style-name="ce54" office:value-type="string">
            <text:p>All media files type (upload file, some kinds of document) are listed in right pane by Media filt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 office:value-type="string">
            <text:p>NOTHING HAPPENS</text:p>
          </table:table-cell>
          <table:table-cell table:number-columns-repeated="244"/>
        </table:table-row>
        <table:table-row table:style-name="ro9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50" office:value-type="string">
            <text:p>REG_WCM_WCM-006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7])" office:value-type="string" office:string-value="WCM/REG_WCM_WCM-006">
            <text:p>WCM/REG_WCM_WCM-006</text:p>
          </table:table-cell>
          <table:table-cell table:style-name="ce184" office:value-type="string">
            <text:p>Check Illustration form when edit SCV portlet</text:p>
          </table:table-cell>
          <table:table-cell table:style-name="ce54" office:value-type="string">
            <text:p>Step 1: Edit site with CLV portlet</text:p>
          </table:table-cell>
          <table:table-cell table:style-name="ce54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327</text:p>
            <text:p><text:span text:style-name="T10">Portal-3717</text:span>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50" office:value-type="string">
            <text:p>REG_WCM_WCM-006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4" table:formula="of:=CONCATENATE(&quot;WCM&quot;;&quot;/&quot;;[.B78])" office:value-type="string" office:string-value="WCM/REG_WCM_WCM-006">
            <text:p>WCM/REG_WCM_WCM-006</text:p>
          </table:table-cell>
          <table:table-cell table:style-name="ce54" office:value-type="string">
            <text:p>Check Illustration form when edit SCV portlet</text:p>
          </table:table-cell>
          <table:table-cell table:style-name="ce54" office:value-type="string">
            <text:p>Step 2: Check Illustration form</text:p>
          </table:table-cell>
          <table:table-cell table:style-name="ce54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54" office:value-type="string">
            <text:p>There's Browse button &amp; upload icon to upload image for illustratio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327</text:p>
            <text:p><text:span text:style-name="T10">Portal-3717</text:span></text:p>
          </table:table-cell>
          <table:table-cell table:style-name="ce54" office:value-type="string">
            <text:p>Browse button &amp; upload icon are invisible</text:p>
          </table:table-cell>
          <table:table-cell table:number-columns-repeated="244"/>
        </table:table-row>
        <table:table-row table:style-name="ro10">
          <table:table-cell table:style-name="ce63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025</text:p>
          </table:table-cell>
          <table:table-cell table:style-name="ce48" office:value-type="string">
            <text:p>REG_WCM_CCP-46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9])" office:value-type="string" office:string-value="WCM/REG_WCM_CCP-465">
            <text:p>WCM/REG_WCM_CCP-465</text:p>
          </table:table-cell>
          <table:table-cell table:style-name="ce184" office:value-type="string">
            <text:p>Check Portlet Category Navigation</text:p>
          </table:table-cell>
          <table:table-cell table:style-name="ce54" office:value-type="string">
            <text:p>Step 1: Go to Sites Management</text:p>
          </table:table-cell>
          <table:table-cell table:style-name="ce54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4" office:value-type="string">
            <text:p>Sites Management drive is display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4" table:formula="of:=CONCATENATE(&quot;WCM&quot;;&quot;/&quot;;[.B80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Type "/acme/categories" at the address bar</text:p>
            <text:p>- Hit enter</text:p>
          </table:table-cell>
          <table:table-cell table:style-name="ce54" office:value-type="string">
            <text:p>There's acme category in the nodes lis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54" table:formula="of:=CONCATENATE(&quot;WCM&quot;;&quot;/&quot;;[.B81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3: Delete node</text:p>
          </table:table-cell>
          <table:table-cell table:style-name="ce54" office:value-type="string">
            <text:p>- Right click on acme category &amp; select Delete</text:p>
            <text:p>- Click OK to confirm</text:p>
          </table:table-cell>
          <table:table-cell table:style-name="ce54" office:value-type="string">
            <text:p>acme is dele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4" table:formula="of:=CONCATENATE(&quot;WCM&quot;;&quot;/&quot;;[.B82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4: Check after deleting category</text:p>
          </table:table-cell>
          <table:table-cell table:style-name="ce54" office:value-type="string">
            <text:p>Go to News page of acme site</text:p>
          </table:table-cell>
          <table:table-cell table:style-name="ce54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63" table:formula="of:=IF(VALUE(MID([.F83];6;FIND(&quot;:&quot;;[.F83];1)-FIND(&quot; &quot;;[.F83];1)-1))&gt;VALUE(MID([.F82];6;FIND(&quot;:&quot;;[.F82];1)-FIND(&quot; &quot;;[.F82];1)-1));&quot;&quot;;MAX([.A$7:.A82])+1)" office:value-type="float" office:value="26">
            <text:p>026</text:p>
          </table:table-cell>
          <table:table-cell table:style-name="ce48" office:value-type="string">
            <text:p>REG_WCM_WCM-00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83])" office:value-type="string" office:string-value="WCM/REG_WCM_WCM-003">
            <text:p>WCM/REG_WCM_WCM-003</text:p>
          </table:table-cell>
          <table:table-cell table:style-name="ce184" office:value-type="string">
            <text:p>Check add new Category in Newsletter Manager</text:p>
          </table:table-cell>
          <table:table-cell table:style-name="ce54" office:value-type="string">
            <text:p>Step 1: Show Newsletter Manager</text:p>
          </table:table-cell>
          <table:table-cell table:style-name="ce54" office:value-type="string">
            <text:p>- Login by admin</text:p>
            <text:p>- Go to Newsletter Manager page</text:p>
          </table:table-cell>
          <table:table-cell table:style-name="ce54" office:value-type="string">
            <text:p>Newsletter Manager page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WCM-003</text:p>
          </table:table-cell>
          <table:table-cell table:style-name="ce80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4" table:formula="of:=CONCATENATE(&quot;WCM&quot;;&quot;/&quot;;[.B84])" office:value-type="string" office:string-value="WCM/REG_WCM_WCM-003">
            <text:p>WCM/REG_WCM_WCM-003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Step 2: Add new category</text:p>
          </table:table-cell>
          <table:table-cell table:style-name="ce54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4" office:value-type="string">
            <text:p>New category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7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5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5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5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8">
          <table:table-cell/>
          <table:table-cell table:style-name="ce68" office:value-type="string">
            <text:p>Total Main Cases:</text:p>
          </table:table-cell>
          <table:table-cell table:style-name="ce79" table:formula="of:=MAX([.A7:.A998])" office:value-type="float" office:value="1" table:number-columns-spanned="3" table:number-rows-spanned="1">
            <text:p>1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5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5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8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001</text:p>
          </table:table-cell>
          <table:table-cell table:style-name="ce48" office:value-type="string">
            <text:p>REG_WCM_WCM-007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WCM-007">
            <text:p>WCM/REG_WCM_WCM-007</text:p>
          </table:table-cell>
          <table:table-cell table:style-name="ce184" office:value-type="string">
            <text:p>Check mini calendar when add newsletter</text:p>
          </table:table-cell>
          <table:table-cell table:style-name="ce54" office:value-type="string">
            <text:p>Step 1: Show add new newsletter form</text:p>
          </table:table-cell>
          <table:table-cell table:style-name="ce54" office:value-type="string">
            <text:p>- Login by admin</text:p>
            <text:p>- Goto Newsletter Manager</text:p>
            <text:p>- Click New Letter</text:p>
          </table:table-cell>
          <table:table-cell table:style-name="ce54" office:value-type="string">
            <text:p>Add newsletter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WCM-007">
            <text:p>WCM/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4" office:value-type="string">
            <text:p>Step 2: Check mini calendar</text:p>
          </table:table-cell>
          <table:table-cell table:style-name="ce54" office:value-type="string">
            <text:p>Click on 'Send date' field</text:p>
          </table:table-cell>
          <table:table-cell table:style-name="ce54" office:value-type="string">
            <text:p>Mini calendar is shown properly to selec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4"/>
          <table:table-cell table:style-name="ce54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186" office:value-type="string" table:number-columns-spanned="4" table:number-rows-spanned="2">
            <text:p>WCM Regression Tests List in AIO</text:p>
          </table:table-cell>
          <table:covered-table-cell table:style-name="ce186"/>
          <table:covered-table-cell table:style-name="ce186"/>
          <table:covered-table-cell table:style-name="ce197"/>
          <table:table-cell table:style-name="ce197"/>
          <table:table-cell table:style-name="ce196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187"/>
          <table:covered-table-cell table:style-name="ce187"/>
          <table:covered-table-cell table:style-name="ce187"/>
          <table:covered-table-cell table:style-name="ce197"/>
          <table:table-cell table:style-name="ce197"/>
          <table:covered-table-cell table:style-name="ce200"/>
          <table:table-cell table:number-columns-repeated="1018"/>
        </table:table-row>
        <table:table-row table:style-name="ro31">
          <table:table-cell table:style-name="ce188" office:value-type="string">
            <text:p>Id</text:p>
          </table:table-cell>
          <table:table-cell table:style-name="ce188" office:value-type="string">
            <text:p>Product</text:p>
          </table:table-cell>
          <table:table-cell table:style-name="ce196" office:value-type="string">
            <text:p>Functionality</text:p>
          </table:table-cell>
          <table:table-cell table:style-name="ce196" office:value-type="string">
            <text:p>Bug summary</text:p>
          </table:table-cell>
          <table:table-cell table:style-name="ce196" office:value-type="string">
            <text:p>Product bugID</text:p>
          </table:table-cell>
          <table:covered-table-cell table:style-name="ce200"/>
          <table:table-cell table:number-columns-repeated="1018"/>
        </table:table-row>
        <table:table-row table:style-name="ro7">
          <table:table-cell table:style-name="ce189" office:value-type="string">
            <text:p>REG_WCM_CCP-1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Download</text:p>
          </table:table-cell>
          <table:table-cell table:style-name="ce198" office:value-type="string">
            <text:p>Can not download an uploaded document in PCV portlet</text:p>
          </table:table-cell>
          <table:table-cell table:style-name="ce198" office:value-type="string">
            <text:p>WCM-2157</text:p>
          </table:table-cell>
          <table:table-cell table:style-name="ce201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5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07" table:number-columns-repeated="243"/>
          <table:table-cell table:style-name="ce208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ontent edition is not considered after publication</text:p>
          </table:table-cell>
          <table:table-cell table:style-name="ce160" office:value-type="string">
            <text:p>WCM-2727</text:p>
          </table:table-cell>
          <table:table-cell table:style-name="ce202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ache &amp; Categories with publication errors</text:p>
          </table:table-cell>
          <table:table-cell table:style-name="ce160" office:value-type="string">
            <text:p>WCM-2725</text:p>
          </table:table-cell>
          <table:table-cell table:style-name="ce202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5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8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Newsletter</text:p>
          </table:table-cell>
          <table:table-cell table:style-name="ce160" office:value-type="string">
            <text:p>Newsletter mail's validator does not REG_WCM_ALLow a multiple domain names in address mail</text:p>
          </table:table-cell>
          <table:table-cell table:style-name="ce160" office:value-type="string">
            <text:p>WCM-2782</text:p>
          </table:table-cell>
          <table:table-cell table:style-name="ce202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IE 7 crash when publishing content after image resize with Shift button pressed</text:p>
          </table:table-cell>
          <table:table-cell table:style-name="ce160" office:value-type="string">
            <text:p>WCM-2715</text:p>
          </table:table-cell>
          <table:table-cell table:style-name="ce202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2" office:value-type="string">
            <text:p>Label categories are not traduced in clv edition</text:p>
          </table:table-cell>
          <table:table-cell table:style-name="ce162" office:value-type="string">
            <text:p>WCM-2781</text:p>
          </table:table-cell>
          <table:table-cell table:style-name="ce203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ocalized content</text:p>
          </table:table-cell>
          <table:table-cell table:style-name="ce160" office:value-type="string">
            <text:p>Patch for "Cannot view localised wcm content ( exo:webcontent .... )"</text:p>
          </table:table-cell>
          <table:table-cell table:style-name="ce160" office:value-type="string">
            <text:p>WCM-2628</text:p>
          </table:table-cell>
          <table:table-cell table:style-name="ce202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24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nslation of results' number</text:p>
          </table:table-cell>
          <table:table-cell table:style-name="ce160" office:value-type="string">
            <text:p>WCM-2757</text:p>
          </table:table-cell>
          <table:table-cell table:style-name="ce202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duction when there's no result</text:p>
          </table:table-cell>
          <table:table-cell table:style-name="ce160" office:value-type="string">
            <text:p>WCM-2754</text:p>
          </table:table-cell>
          <table:table-cell table:style-name="ce202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3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orm Generator</text:p>
          </table:table-cell>
          <table:table-cell table:style-name="ce160" office:value-type="string">
            <text:p>A bad translation of a label in Form Generator Portlet</text:p>
          </table:table-cell>
          <table:table-cell table:style-name="ce160" office:value-type="string">
            <text:p>WCM-2755</text:p>
          </table:table-cell>
          <table:table-cell table:style-name="ce202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anguage</text:p>
          </table:table-cell>
          <table:table-cell table:style-name="ce160" office:value-type="string">
            <text:p>Mistakes in french internationalization</text:p>
          </table:table-cell>
          <table:table-cell table:style-name="ce160" office:value-type="string">
            <text:p>WCM-2687</text:p>
          </table:table-cell>
          <table:table-cell table:style-name="ce202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orting</text:p>
          </table:table-cell>
          <table:table-cell table:style-name="ce160" office:value-type="string">
            <text:p>Problems with Sorting Mechanism</text:p>
          </table:table-cell>
          <table:table-cell table:style-name="ce160" office:value-type="string">
            <text:p>WCM-2728</text:p>
          </table:table-cell>
          <table:table-cell table:style-name="ce202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7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0" office:value-type="string">
            <text:p>Taxonomy display error in the CLV categories:encoding problem</text:p>
          </table:table-cell>
          <table:table-cell table:style-name="ce160" office:value-type="string">
            <text:p>WCM-2688</text:p>
            <text:p>WCM-2627</text:p>
            <text:p>PORTAL-3744</text:p>
          </table:table-cell>
          <table:table-cell table:style-name="ce202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2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portlet presentation:StringIndexOutOfBoundsException</text:p>
          </table:table-cell>
          <table:table-cell table:style-name="ce160" office:value-type="string">
            <text:p>WCM-2744</text:p>
          </table:table-cell>
          <table:table-cell table:style-name="ce202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5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Manage taxonomy</text:p>
          </table:table-cell>
          <table:table-cell table:style-name="ce160" office:value-type="string">
            <text:p>Problem with manage taxonomy</text:p>
          </table:table-cell>
          <table:table-cell table:style-name="ce160" office:value-type="string">
            <text:p>WCM-2745</text:p>
          </table:table-cell>
          <table:table-cell table:style-name="ce202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Error while setting a page with PCLV portlet</text:p>
          </table:table-cell>
          <table:table-cell table:style-name="ce160" office:value-type="string">
            <text:p>WCM-2753</text:p>
          </table:table-cell>
          <table:table-cell table:style-name="ce202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8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Problem in downloading binary from PCLV</text:p>
          </table:table-cell>
          <table:table-cell table:style-name="ce160" office:value-type="string">
            <text:p>WCM-2746</text:p>
          </table:table-cell>
          <table:table-cell table:style-name="ce202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"Add a site page link " on FCKEDITOR</text:p>
          </table:table-cell>
          <table:table-cell table:style-name="ce160" office:value-type="string">
            <text:p>WCM-2717</text:p>
          </table:table-cell>
          <table:table-cell table:style-name="ce202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Publication problems</text:p>
          </table:table-cell>
          <table:table-cell table:style-name="ce160" office:value-type="string">
            <text:p>WCM-2723</text:p>
          </table:table-cell>
          <table:table-cell table:style-name="ce202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99" office:value-type="string">
            <text:p>WCM Content Selector: does not show content of a folder when switchin</text:p>
          </table:table-cell>
          <table:table-cell table:style-name="ce160" office:value-type="string">
            <text:p>WCM-2788</text:p>
          </table:table-cell>
          <table:table-cell table:style-name="ce202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9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Links in viewMode are not underlined</text:p>
          </table:table-cell>
          <table:table-cell table:style-name="ce160" office:value-type="string">
            <text:p>WCM-2227</text:p>
          </table:table-cell>
          <table:table-cell table:style-name="ce202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8</text:p>
          </table:table-cell>
          <table:table-cell table:style-name="ce206" table:number-columns-repeated="243"/>
          <table:table-cell table:number-columns-repeated="773"/>
        </table:table-row>
        <table:table-row table:style-name="ro33">
          <table:table-cell table:style-name="ce48" office:value-type="string">
            <text:p>REG_WCM_CCP-37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Error when selecting a content in search result tab of CLV</text:p>
          </table:table-cell>
          <table:table-cell table:style-name="ce160" office:value-type="string">
            <text:p>WCM-2751</text:p>
          </table:table-cell>
          <table:table-cell table:style-name="ce202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1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Inversion of content's list in CLV at every validation</text:p>
          </table:table-cell>
          <table:table-cell table:style-name="ce160" office:value-type="string">
            <text:p>WCM-2721</text:p>
          </table:table-cell>
          <table:table-cell table:style-name="ce202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CC</text:p>
          </table:table-cell>
          <table:table-cell table:style-name="ce160" office:value-type="string">
            <text:p>Changes in FCC action's parameters are not taken in consideration</text:p>
          </table:table-cell>
          <table:table-cell table:style-name="ce160" office:value-type="string">
            <text:p>WCM-2689</text:p>
            <text:p>ECM-5237</text:p>
          </table:table-cell>
          <table:table-cell table:style-name="ce202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202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194" office:value-type="string">
            <text:p>wCM</text:p>
          </table:table-cell>
          <table:table-cell table:style-name="ce194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04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05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clv when browsing directories with special characters (using IE7)</text:p>
          </table:table-cell>
          <table:table-cell table:style-name="ce91" office:value-type="string">
            <text:p>WCM-2816</text:p>
          </table:table-cell>
          <table:table-cell table:style-name="ce202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style-name="ce191"/>
          <table:table-cell table:style-name="ce50" office:value-type="string">
            <text:p>CCP-42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displaying documents with name containing illegal JCR characters in PCLV</text:p>
          </table:table-cell>
          <table:table-cell table:style-name="ce54" office:value-type="string">
            <text:p>WCM-2795</text:p>
          </table:table-cell>
          <table:table-cell table:style-name="ce202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0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 not order content in CLV manual browse</text:p>
          </table:table-cell>
          <table:table-cell table:style-name="ce54" office:value-type="string">
            <text:p>WCM-2818</text:p>
          </table:table-cell>
          <table:table-cell table:style-name="ce202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2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's results in FO: Results are not displayed when them number exceeds 250</text:p>
          </table:table-cell>
          <table:table-cell table:style-name="ce54" office:value-type="string">
            <text:p>WCM-2828</text:p>
          </table:table-cell>
          <table:table-cell table:style-name="ce202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2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't edit or delete comment</text:p>
          </table:table-cell>
          <table:table-cell table:style-name="ce54" office:value-type="string">
            <text:p>WCM-2852</text:p>
          </table:table-cell>
          <table:table-cell table:style-name="ce202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2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Labels are not internationalized in WCMInsertContent functionality</text:p>
          </table:table-cell>
          <table:table-cell table:style-name="ce54" office:value-type="string">
            <text:p>WCM-2853</text:p>
          </table:table-cell>
          <table:table-cell table:style-name="ce202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7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ranslation of links next and previous in WCM search (FO)</text:p>
          </table:table-cell>
          <table:table-cell table:style-name="ce51" office:value-type="string">
            <text:p>WCM-2844</text:p>
          </table:table-cell>
          <table:table-cell table:style-name="ce202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FCK editor's insert link to a site page plugin</text:p>
          </table:table-cell>
          <table:table-cell table:style-name="ce51" office:value-type="string">
            <text:p>WCM-2843</text:p>
          </table:table-cell>
          <table:table-cell table:style-name="ce202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mpty backup path at Manage Publication form</text:p>
          </table:table-cell>
          <table:table-cell table:style-name="ce51" office:value-type="string">
            <text:p>WCM-2856</text:p>
          </table:table-cell>
          <table:table-cell table:style-name="ce202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rror when moving document containing illegal jcr characters</text:p>
          </table:table-cell>
          <table:table-cell table:style-name="ce54" office:value-type="string">
            <text:p>WCM-2858</text:p>
          </table:table-cell>
          <table:table-cell table:style-name="ce202" table:formula="of:=SUMPRODUCT((['Bugs_v1.6.6'.B$7:'Bugs_v1.6.6'.B$871]=[.$A39])*(['Bugs_v1.6.6'.A$7:'Bugs_v1.6.6'.A$871]&lt;&gt;&quot;&quot;))" office:value-type="float" office:value="0">
            <text:p>0</text:p>
          </table:table-cell>
          <table:table-cell table:style-name="ce191"/>
          <table:table-cell table:style-name="ce50" office:value-type="string">
            <text:p>CCP-48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he subnodes of nodes that don't have page reference are not shown in the navigation of the WCM site admin toolbar</text:p>
          </table:table-cell>
          <table:table-cell table:style-name="ce51" office:value-type="string">
            <text:p>WCM-2842</text:p>
          </table:table-cell>
          <table:table-cell table:style-name="ce202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 45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202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0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9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202" table:formula="of:=SUMPRODUCT((['Bugs_v1.6.6'.B$7:'Bugs_v1.6.6'.B$871]=[.$A42])*(['Bugs_v1.6.6'.A$7:'Bugs_v1.6.6'.A$871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9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 does not ignore accented characters</text:p>
          </table:table-cell>
          <table:table-cell table:style-name="ce51" office:value-type="string">
            <text:p>WCM-2860</text:p>
          </table:table-cell>
          <table:table-cell table:style-name="ce202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9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ontainer can't be removed after being inserted in the page</text:p>
          </table:table-cell>
          <table:table-cell table:style-name="ce51" office:value-type="string">
            <text:p>WCM-2821</text:p>
          </table:table-cell>
          <table:table-cell table:style-name="ce202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18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Broken design with empty CLV in manual mode</text:p>
          </table:table-cell>
          <table:table-cell table:style-name="ce51" office:value-type="string">
            <text:p>WCM-2863</text:p>
          </table:table-cell>
          <table:table-cell table:style-name="ce202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541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error message when trying to add new category in Newsletter Manager</text:p>
          </table:table-cell>
          <table:table-cell table:style-name="ce51" office:value-type="string">
            <text:p>WCM-2840</text:p>
          </table:table-cell>
          <table:table-cell table:style-name="ce202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for displaying documents with names containing illegal JCR characters using nt:file view</text:p>
          </table:table-cell>
          <table:table-cell table:style-name="ce54" office:value-type="string">
            <text:p>WCM-2794</text:p>
          </table:table-cell>
          <table:table-cell table:style-name="ce202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pop-up message when click on Edit icon of Content Detail portlet</text:p>
          </table:table-cell>
          <table:table-cell table:style-name="ce54" office:value-type="string">
            <text:p>WCM-2887</text:p>
          </table:table-cell>
          <table:table-cell table:style-name="ce202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WCM-2887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when drag &amp; drop container into edit page area</text:p>
          </table:table-cell>
          <table:table-cell table:style-name="ce54" office:value-type="string">
            <text:p>WCM-2883</text:p>
          </table:table-cell>
          <table:table-cell table:style-name="ce202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40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Content selector does not work on IE7</text:p>
          </table:table-cell>
          <table:table-cell table:style-name="ce54" office:value-type="string">
            <text:p>WCM-2835</text:p>
          </table:table-cell>
          <table:table-cell table:style-name="ce202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4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Not display [Browse] button and upload icon in Illustration Image field in SCV</text:p>
          </table:table-cell>
          <table:table-cell table:style-name="ce54" office:value-type="string">
            <text:p>Portal-3717</text:p>
            <text:p>WCM-2327</text:p>
          </table:table-cell>
          <table:table-cell table:style-name="ce202" table:formula="of:=SUMPRODUCT((['Bugs_v1.6.6'.B$7:'Bugs_v1.6.6'.B$871]=[.$A51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83</text:p>
          </table:table-cell>
          <table:table-cell table:style-name="ce54"/>
          <table:table-cell table:style-name="ce191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202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6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Do not display mini calendar when create newsletter</text:p>
          </table:table-cell>
          <table:table-cell table:style-name="ce54" office:value-type="string">
            <text:p>REG_WCM_ALL-411</text:p>
          </table:table-cell>
          <table:table-cell table:style-name="ce202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191"/>
          <table:table-cell table:style-name="ce54"/>
          <table:table-cell table:style-name="ce191" table:number-columns-repeated="243"/>
          <table:table-cell table:number-columns-repeated="773"/>
        </table:table-row>
        <table:table-row table:style-name="ro34">
          <table:table-cell table:style-name="ce190" office:value-type="string" table:number-columns-spanned="5" table:number-rows-spanned="1">
            <text:p>Total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3"/>
          <table:table-cell table:style-name="ce190" table:formula="of:=SUM([.F4:.F52])" office:value-type="float" office:value="51">
            <text:p>51</text:p>
          </table:table-cell>
          <table:table-cell table:style-name="ce191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>
          <table:table-cell table:style-name="ce191" table:number-columns-repeated="7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 table:number-rows-repeated="2">
          <table:table-cell table:style-name="ce191" table:number-columns-repeated="7"/>
          <table:table-cell/>
          <table:table-cell table:style-name="ce191" table:number-columns-repeated="243"/>
          <table:table-cell table:number-columns-repeated="773"/>
        </table:table-row>
        <table:table-row table:style-name="ro1" table:number-rows-repeated="65479">
          <table:table-cell table:style-name="ce191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hanhly </dc:creator>
    <dc:date>2010-12-24T15:00:42</dc:date>
    <meta:print-date>2008-06-17T00:45:47</meta:print-date>
    <dc:language>en-US</dc:language>
    <meta:editing-cycles>868</meta:editing-cycles>
    <meta:editing-duration>PT354H50M43S</meta:editing-duration>
    <meta:document-statistic meta:table-count="6" meta:cell-count="2389" meta:object-count="1"/>
    <meta:user-defined meta:name="Info 1"/>
    <meta:user-defined meta:name="Info 2"/>
    <meta:user-defined meta:name="Info 3"/>
    <meta:user-defined meta:name="Info 4"/>
  </office:meta>
</office:document-meta>
</file>